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Bool" style:family="table-cell" style:parent-style-name="Default" style:data-style-name="N99"/>
  </office:automatic-styles>
  <office:body>
    <office:spreadsheet>
      <table:table table:name="Auto (select correct)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6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ok</text:p>
          </table:table-cell>
          <table:table-cell table:style-name="ce1"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table:style-name="ce1" office:value-type="string" calcext:value-type="string">
            <text:p>internal_notes</text:p>
          </table:table-cell>
          <table:table-cell table:style-name="ce1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Sol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600" calcext:value-type="float">
            <text:p>5600</text:p>
          </table:table-cell>
          <table:table-cell office:value-type="float" office:value="2100" calcext:value-type="float">
            <text:p>2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92mjaaj8b2trztae5p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ol</text:p>
          </table:table-cell>
          <table:table-cell office:value-type="string" calcext:value-type="string">
            <text:p>Ronco del Gnemiz</text:p>
          </table:table-cell>
          <table:table-cell office:value-type="float" office:value="49.757324" calcext:value-type="float">
            <text:p>49.7573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Ca'Fiui</text:p>
          </table:table-cell>
          <table:table-cell office:value-type="string" calcext:value-type="string">
            <text:p>Corte Sant'Al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050" calcext:value-type="float">
            <text:p>3050</text:p>
          </table:table-cell>
          <table:table-cell office:value-type="float" office:value="900" calcext:value-type="float">
            <text:p>9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4f6mn1tbtvkd2yzm7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Ca'Fiui</text:p>
          </table:table-cell>
          <table:table-cell office:value-type="string" calcext:value-type="string">
            <text:p>Corte Sant'Alda</text:p>
          </table:table-cell>
          <table:table-cell office:value-type="float" office:value="57.95259" calcext:value-type="float">
            <text:p>57.9525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Bianco Vespa</text:p>
          </table:table-cell>
          <table:table-cell office:value-type="string" calcext:value-type="string">
            <text:p>Bastiani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8" calcext:value-type="float">
            <text:p>2008</text:p>
          </table:table-cell>
          <table:table-cell office:value-type="float" office:value="13200" calcext:value-type="float">
            <text:p>13200</text:p>
          </table:table-cell>
          <table:table-cell office:value-type="float" office:value="6556" calcext:value-type="float">
            <text:p>6556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f3cmbrxh0cd0f1hzs7ah4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spa Bianco</text:p>
          </table:table-cell>
          <table:table-cell office:value-type="string" calcext:value-type="string">
            <text:p>Bastianich</text:p>
          </table:table-cell>
          <table:table-cell office:value-type="float" office:value="46.475975" calcext:value-type="float">
            <text:p>46.4759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Vitovska Kamen</text:p>
          </table:table-cell>
          <table:table-cell office:value-type="string" calcext:value-type="string">
            <text:p>Zidari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3200" calcext:value-type="float">
            <text:p>13200</text:p>
          </table:table-cell>
          <table:table-cell office:value-type="float" office:value="3700" calcext:value-type="float">
            <text:p>3700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5w0c2eem5t6ga8jt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tovska Kamen</text:p>
          </table:table-cell>
          <table:table-cell office:value-type="string" calcext:value-type="string">
            <text:p>Zidarich</text:p>
          </table:table-cell>
          <table:table-cell office:value-type="float" office:value="53.71058" calcext:value-type="float">
            <text:p>53.710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di Montalcino Podernovi</text:p>
          </table:table-cell>
          <table:table-cell office:value-type="string" calcext:value-type="string">
            <text:p>San Pol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32000" calcext:value-type="float">
            <text:p>32000</text:p>
          </table:table-cell>
          <table:table-cell office:value-type="float" office:value="18000" calcext:value-type="float">
            <text:p>1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f3cmcttx6b6fv8g1tr4j0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dernovi Brunello di Montalcino</text:p>
          </table:table-cell>
          <table:table-cell office:value-type="string" calcext:value-type="string">
            <text:p>San Polo</text:p>
          </table:table-cell>
          <table:table-cell office:value-type="float" office:value="54.343567" calcext:value-type="float">
            <text:p>54.3435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Cerretta</text:p>
          </table:table-cell>
          <table:table-cell office:value-type="string" calcext:value-type="string">
            <text:p>Giovanni Ross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23000" calcext:value-type="float">
            <text:p>23000</text:p>
          </table:table-cell>
          <table:table-cell office:value-type="float" office:value="12000" calcext:value-type="float">
            <text:p>12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2ddmxeft7phsrsx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erretta</text:p>
          </table:table-cell>
          <table:table-cell office:value-type="string" calcext:value-type="string">
            <text:p>Giovanni Rosso</text:p>
          </table:table-cell>
          <table:table-cell office:value-type="float" office:value="52.526657" calcext:value-type="float">
            <text:p>52.5266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Perarmando</text:p>
          </table:table-cell>
          <table:table-cell office:value-type="string" calcext:value-type="string">
            <text:p>Paruss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3800" calcext:value-type="float">
            <text:p>13800</text:p>
          </table:table-cell>
          <table:table-cell office:value-type="float" office:value="5800" calcext:value-type="float">
            <text:p>5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cqj6h9w9rp9gsh81v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erarmando</text:p>
          </table:table-cell>
          <table:table-cell office:value-type="string" calcext:value-type="string">
            <text:p>Parusso</text:p>
          </table:table-cell>
          <table:table-cell office:value-type="float" office:value="50.594456" calcext:value-type="float">
            <text:p>50.5944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Lagrein Passito Paul</text:p>
          </table:table-cell>
          <table:table-cell office:value-type="string" calcext:value-type="string">
            <text:p>Kiem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800" calcext:value-type="float">
            <text:p>5800</text:p>
          </table:table-cell>
          <table:table-cell office:value-type="float" office:value="2590" calcext:value-type="float">
            <text:p>2590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23td27tjz7dt25a6wp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agrein Passito Paul</text:p>
          </table:table-cell>
          <table:table-cell office:value-type="string" calcext:value-type="string">
            <text:p>Kiemberger</text:p>
          </table:table-cell>
          <table:table-cell office:value-type="float" office:value="50.9487" calcext:value-type="float">
            <text:p>50.94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uvee Eiswein</text:p>
          </table:table-cell>
          <table:table-cell office:value-type="string" calcext:value-type="string">
            <text:p>Krach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800" calcext:value-type="float">
            <text:p>5800</text:p>
          </table:table-cell>
          <table:table-cell office:value-type="float" office:value="2650" calcext:value-type="float">
            <text:p>2650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r8ecbeyt9ep2qhd9py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Eiswein Cuvée</text:p>
          </table:table-cell>
          <table:table-cell office:value-type="string" calcext:value-type="string">
            <text:p>Kracher</text:p>
          </table:table-cell>
          <table:table-cell office:value-type="float" office:value="34.086166" calcext:value-type="float">
            <text:p>34.0861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Niffo</text:p>
          </table:table-cell>
          <table:table-cell office:value-type="string" calcext:value-type="string">
            <text:p>Terre del Sillab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400" calcext:value-type="float">
            <text:p>5400</text:p>
          </table:table-cell>
          <table:table-cell office:value-type="float" office:value="1980" calcext:value-type="float">
            <text:p>19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qhkmny2g5h2ttf5ne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Niffo</text:p>
          </table:table-cell>
          <table:table-cell office:value-type="string" calcext:value-type="string">
            <text:p>Terre del Sillabo</text:p>
          </table:table-cell>
          <table:table-cell office:value-type="float" office:value="56.204105" calcext:value-type="float">
            <text:p>56.2041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First Lady Bio </text:p>
          </table:table-cell>
          <table:table-cell office:value-type="string" calcext:value-type="string">
            <text:p>Papst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400" calcext:value-type="float">
            <text:p>4400</text:p>
          </table:table-cell>
          <table:table-cell office:value-type="float" office:value="1500" calcext:value-type="float">
            <text:p>15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eqzyb5sq0jq6cj8gje3ee7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First Lady Bio</text:p>
          </table:table-cell>
          <table:table-cell office:value-type="string" calcext:value-type="string">
            <text:p>Papstlhof</text:p>
          </table:table-cell>
          <table:table-cell office:value-type="float" office:value="57.929348" calcext:value-type="float">
            <text:p>57.9293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di Montalcino Podernovi</text:p>
          </table:table-cell>
          <table:table-cell office:value-type="string" calcext:value-type="string">
            <text:p>San Po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5400" calcext:value-type="float">
            <text:p>15400</text:p>
          </table:table-cell>
          <table:table-cell office:value-type="float" office:value="7500" calcext:value-type="float">
            <text:p>7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f3cmcttx6b6fv8g1tr4j0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dernovi Brunello di Montalcino</text:p>
          </table:table-cell>
          <table:table-cell office:value-type="string" calcext:value-type="string">
            <text:p>San Polo</text:p>
          </table:table-cell>
          <table:table-cell office:value-type="float" office:value="54.343567" calcext:value-type="float">
            <text:p>54.3435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ricco Boschis</text:p>
          </table:table-cell>
          <table:table-cell office:value-type="string" calcext:value-type="string">
            <text:p>Cavall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200" calcext:value-type="float">
            <text:p>11200</text:p>
          </table:table-cell>
          <table:table-cell office:value-type="float" office:value="5400" calcext:value-type="float">
            <text:p>5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5y2hr954cemgymcad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icco Boschis</text:p>
          </table:table-cell>
          <table:table-cell office:value-type="string" calcext:value-type="string">
            <text:p>Cavallotto</text:p>
          </table:table-cell>
          <table:table-cell office:value-type="float" office:value="47.725025" calcext:value-type="float">
            <text:p>47.7250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Dosage Zero</text:p>
          </table:table-cell>
          <table:table-cell office:value-type="string" calcext:value-type="string">
            <text:p>Bruno Paill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100" calcext:value-type="float">
            <text:p>7100</text:p>
          </table:table-cell>
          <table:table-cell office:value-type="float" office:value="4300" calcext:value-type="float">
            <text:p>4300</text:p>
          </table:table-cell>
          <table:table-cell office:value-type="float" office:value="13" calcext:value-type="float">
            <text:p>13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5hrga1vq11xnb6290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Dosage Zéro</text:p>
          </table:table-cell>
          <table:table-cell office:value-type="string" calcext:value-type="string">
            <text:p>Bruno Paillard</text:p>
          </table:table-cell>
          <table:table-cell office:value-type="float" office:value="48.66136" calcext:value-type="float">
            <text:p>48.661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burgunder Solt</text:p>
          </table:table-cell>
          <table:table-cell office:value-type="string" calcext:value-type="string">
            <text:p>St. Quirin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1230" calcext:value-type="float">
            <text:p>12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5e4vawhrfzj1r6w10f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lt Weissburgunder</text:p>
          </table:table-cell>
          <table:table-cell office:value-type="string" calcext:value-type="string">
            <text:p>St Quirinus</text:p>
          </table:table-cell>
          <table:table-cell office:value-type="float" office:value="46.447433" calcext:value-type="float">
            <text:p>46.4474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itovska Kamen</text:p>
          </table:table-cell>
          <table:table-cell office:value-type="string" calcext:value-type="string">
            <text:p>Zidar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2550" calcext:value-type="float">
            <text:p>25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5w0c2eem5t6ga8jt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tovska Kamen</text:p>
          </table:table-cell>
          <table:table-cell office:value-type="string" calcext:value-type="string">
            <text:p>Zidarich</text:p>
          </table:table-cell>
          <table:table-cell office:value-type="float" office:value="53.71058" calcext:value-type="float">
            <text:p>53.710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Sivi</text:p>
          </table:table-cell>
          <table:table-cell office:value-type="string" calcext:value-type="string">
            <text:p>Radik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600" calcext:value-type="float">
            <text:p>5600</text:p>
          </table:table-cell>
          <table:table-cell office:value-type="float" office:value="1920" calcext:value-type="float">
            <text:p>19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v66kq1z82cawagz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Sivi</text:p>
          </table:table-cell>
          <table:table-cell office:value-type="string" calcext:value-type="string">
            <text:p>Radikon</text:p>
          </table:table-cell>
          <table:table-cell office:value-type="float" office:value="45.007126" calcext:value-type="float">
            <text:p>45.0071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Fuoripista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100" calcext:value-type="float">
            <text:p>5100</text:p>
          </table:table-cell>
          <table:table-cell office:value-type="float" office:value="1900" calcext:value-type="float">
            <text:p>19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ca96bwk4ndvb716s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Fuoripista</text:p>
          </table:table-cell>
          <table:table-cell office:value-type="string" calcext:value-type="string">
            <text:p>Foradori</text:p>
          </table:table-cell>
          <table:table-cell office:value-type="float" office:value="48.347534" calcext:value-type="float">
            <text:p>48.3475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Bianco Vespa</text:p>
          </table:table-cell>
          <table:table-cell office:value-type="string" calcext:value-type="string">
            <text:p>Bastiani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9" calcext:value-type="float">
            <text:p>2009</text:p>
          </table:table-cell>
          <table:table-cell office:value-type="float" office:value="13200" calcext:value-type="float">
            <text:p>13200</text:p>
          </table:table-cell>
          <table:table-cell office:value-type="float" office:value="5738" calcext:value-type="float">
            <text:p>5738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f3cmbrxh0cd0f1hzs7ah4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spa Bianco</text:p>
          </table:table-cell>
          <table:table-cell office:value-type="string" calcext:value-type="string">
            <text:p>Bastianich</text:p>
          </table:table-cell>
          <table:table-cell office:value-type="float" office:value="46.475975" calcext:value-type="float">
            <text:p>46.4759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ianco Kaplja</text:p>
          </table:table-cell>
          <table:table-cell office:value-type="string" calcext:value-type="string">
            <text:p>Damijan Podvers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400" calcext:value-type="float">
            <text:p>6400</text:p>
          </table:table-cell>
          <table:table-cell office:value-type="float" office:value="2850" calcext:value-type="float">
            <text:p>28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gxa6w80qcv5yfx9dvmbmkz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llio Bianco Kaplja</text:p>
          </table:table-cell>
          <table:table-cell office:value-type="string" calcext:value-type="string">
            <text:p>Damijan Podversic</text:p>
          </table:table-cell>
          <table:table-cell office:value-type="float" office:value="64.05487" calcext:value-type="float">
            <text:p>64.054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ianco Kaplja</text:p>
          </table:table-cell>
          <table:table-cell office:value-type="string" calcext:value-type="string">
            <text:p>Damijan Podvers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400" calcext:value-type="float">
            <text:p>64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gxa6w80qcv5yfx9dvmbmkz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llio Bianco Kaplja</text:p>
          </table:table-cell>
          <table:table-cell office:value-type="string" calcext:value-type="string">
            <text:p>Damijan Podversic</text:p>
          </table:table-cell>
          <table:table-cell office:value-type="float" office:value="64.05487" calcext:value-type="float">
            <text:p>64.054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ianco Pulsar</text:p>
          </table:table-cell>
          <table:table-cell office:value-type="string" calcext:value-type="string">
            <text:p>Roberto 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800" calcext:value-type="float">
            <text:p>6800</text:p>
          </table:table-cell>
          <table:table-cell office:value-type="float" office:value="2650" calcext:value-type="float">
            <text:p>26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ce2yfda4fwpe5zvjg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sar Sauvignon Blanc</text:p>
          </table:table-cell>
          <table:table-cell office:value-type="string" calcext:value-type="string">
            <text:p>Roberto Ferrari</text:p>
          </table:table-cell>
          <table:table-cell office:value-type="float" office:value="39.694515" calcext:value-type="float">
            <text:p>39.6945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ianco Pulsar</text:p>
          </table:table-cell>
          <table:table-cell office:value-type="string" calcext:value-type="string">
            <text:p>Roberto 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800" calcext:value-type="float">
            <text:p>6800</text:p>
          </table:table-cell>
          <table:table-cell office:value-type="float" office:value="2650" calcext:value-type="float">
            <text:p>2650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ce2yfda4fwpe5zvjg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sar Sauvignon Blanc</text:p>
          </table:table-cell>
          <table:table-cell office:value-type="string" calcext:value-type="string">
            <text:p>Roberto Ferrari</text:p>
          </table:table-cell>
          <table:table-cell office:value-type="float" office:value="39.694515" calcext:value-type="float">
            <text:p>39.6945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ianco Pulsar</text:p>
          </table:table-cell>
          <table:table-cell office:value-type="string" calcext:value-type="string">
            <text:p>Roberto 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200" calcext:value-type="float">
            <text:p>7200</text:p>
          </table:table-cell>
          <table:table-cell office:value-type="float" office:value="2650" calcext:value-type="float">
            <text:p>2650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ce2yfda4fwpe5zvjg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sar Sauvignon Blanc</text:p>
          </table:table-cell>
          <table:table-cell office:value-type="string" calcext:value-type="string">
            <text:p>Roberto Ferrari</text:p>
          </table:table-cell>
          <table:table-cell office:value-type="float" office:value="39.694515" calcext:value-type="float">
            <text:p>39.6945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ianco Pulsar</text:p>
          </table:table-cell>
          <table:table-cell office:value-type="string" calcext:value-type="string">
            <text:p>Roberto 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200" calcext:value-type="float">
            <text:p>7200</text:p>
          </table:table-cell>
          <table:table-cell office:value-type="float" office:value="2950" calcext:value-type="float">
            <text:p>2950</text:p>
          </table:table-cell>
          <table:table-cell office:value-type="float" office:value="12" calcext:value-type="float">
            <text:p>12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ce2yfda4fwpe5zvjg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sar Sauvignon Blanc</text:p>
          </table:table-cell>
          <table:table-cell office:value-type="string" calcext:value-type="string">
            <text:p>Roberto Ferrari</text:p>
          </table:table-cell>
          <table:table-cell office:value-type="float" office:value="39.694515" calcext:value-type="float">
            <text:p>39.6945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ianco Bla</text:p>
          </table:table-cell>
          <table:table-cell office:value-type="string" calcext:value-type="string">
            <text:p>A.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fhen7jnj4qtbsccd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 Bla Bla</text:p>
          </table:table-cell>
          <table:table-cell office:value-type="string" calcext:value-type="string">
            <text:p>Alois Lageder</text:p>
          </table:table-cell>
          <table:table-cell office:value-type="float" office:value="31.9443" calcext:value-type="float">
            <text:p>31.94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latterle Bla Bla 2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hbvg27ekb1tdbrry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 Bla 2</text:p>
          </table:table-cell>
          <table:table-cell office:value-type="string" calcext:value-type="string">
            <text:p>Alois Lageder</text:p>
          </table:table-cell>
          <table:table-cell office:value-type="float" office:value="65.50761" calcext:value-type="float">
            <text:p>65.5076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arricante SciareVive Bianco </text:p>
          </table:table-cell>
          <table:table-cell office:value-type="string" calcext:value-type="string">
            <text:p>Vigneti Vecch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00" calcext:value-type="float">
            <text:p>4800</text:p>
          </table:table-cell>
          <table:table-cell office:value-type="float" office:value="1750" calcext:value-type="float">
            <text:p>17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1kqkpttn7533hves3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ciare Vive Bianco</text:p>
          </table:table-cell>
          <table:table-cell office:value-type="string" calcext:value-type="string">
            <text:p>Vigneti Vecchio</text:p>
          </table:table-cell>
          <table:table-cell office:value-type="float" office:value="33.40725" calcext:value-type="float">
            <text:p>33.4072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Altkirch</text:p>
          </table:table-cell>
          <table:table-cell office:value-type="string" calcext:value-type="string">
            <text:p>K. 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950" calcext:value-type="float">
            <text:p>2950</text:p>
          </table:table-cell>
          <table:table-cell office:value-type="float" office:value="780" calcext:value-type="float">
            <text:p>7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493q5j6pqynm7112v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ltkirch Chardonnay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32.314934" calcext:value-type="float">
            <text:p>32.3149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Sophie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800" calcext:value-type="float">
            <text:p>5800</text:p>
          </table:table-cell>
          <table:table-cell office:value-type="float" office:value="2490" calcext:value-type="float">
            <text:p>24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7jghjn59q3qk4nxk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ophie Bio</text:p>
          </table:table-cell>
          <table:table-cell office:value-type="string" calcext:value-type="string">
            <text:p>Manincor</text:p>
          </table:table-cell>
          <table:table-cell office:value-type="float" office:value="39.26289" calcext:value-type="float">
            <text:p>39.2628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Sophie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800" calcext:value-type="float">
            <text:p>5800</text:p>
          </table:table-cell>
          <table:table-cell office:value-type="float" office:value="2490" calcext:value-type="float">
            <text:p>24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7jghjn59q3qk4nxk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ophie Bio</text:p>
          </table:table-cell>
          <table:table-cell office:value-type="string" calcext:value-type="string">
            <text:p>Manincor</text:p>
          </table:table-cell>
          <table:table-cell office:value-type="float" office:value="39.26289" calcext:value-type="float">
            <text:p>39.2628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Sophie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800" calcext:value-type="float">
            <text:p>5800</text:p>
          </table:table-cell>
          <table:table-cell office:value-type="float" office:value="2680" calcext:value-type="float">
            <text:p>26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7jghjn59q3qk4nxk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ophie Bio</text:p>
          </table:table-cell>
          <table:table-cell office:value-type="string" calcext:value-type="string">
            <text:p>Manincor</text:p>
          </table:table-cell>
          <table:table-cell office:value-type="float" office:value="39.26289" calcext:value-type="float">
            <text:p>39.2628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Pouilly- Sur la Roche</text:p>
          </table:table-cell>
          <table:table-cell office:value-type="string" calcext:value-type="string">
            <text:p>Saumaiz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300" calcext:value-type="float">
            <text:p>6300</text:p>
          </table:table-cell>
          <table:table-cell office:value-type="float" office:value="2600" calcext:value-type="float">
            <text:p>26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h15pnebymbw4d9r9zq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ur La Roche Pouilly-Fuissé</text:p>
          </table:table-cell>
          <table:table-cell office:value-type="string" calcext:value-type="string">
            <text:p>Jacques &amp; Nathalie Saumaize</text:p>
          </table:table-cell>
          <table:table-cell office:value-type="float" office:value="35.69255" calcext:value-type="float">
            <text:p>35.692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Costa Toscana</text:p>
          </table:table-cell>
          <table:table-cell office:value-type="string" calcext:value-type="string">
            <text:p>Terre del Silab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300" calcext:value-type="float">
            <text:p>5300</text:p>
          </table:table-cell>
          <table:table-cell office:value-type="float" office:value="1950" calcext:value-type="float">
            <text:p>19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qh2m42fgxbncfs7pz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Terre del Sillabo</text:p>
          </table:table-cell>
          <table:table-cell office:value-type="float" office:value="36.275284" calcext:value-type="float">
            <text:p>36.2752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Bio Löwengang</text:p>
          </table:table-cell>
          <table:table-cell office:value-type="string" calcext:value-type="string">
            <text:p>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600" calcext:value-type="float">
            <text:p>8600</text:p>
          </table:table-cell>
          <table:table-cell office:value-type="float" office:value="2990" calcext:value-type="float">
            <text:p>29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41.222713" calcext:value-type="float">
            <text:p>41.2227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Bio Löwengang</text:p>
          </table:table-cell>
          <table:table-cell office:value-type="string" calcext:value-type="string">
            <text:p>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600" calcext:value-type="float">
            <text:p>8600</text:p>
          </table:table-cell>
          <table:table-cell office:value-type="float" office:value="2990" calcext:value-type="float">
            <text:p>29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41.222713" calcext:value-type="float">
            <text:p>41.2227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Bio Löwengang</text:p>
          </table:table-cell>
          <table:table-cell office:value-type="string" calcext:value-type="string">
            <text:p>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600" calcext:value-type="float">
            <text:p>8600</text:p>
          </table:table-cell>
          <table:table-cell office:value-type="float" office:value="2990" calcext:value-type="float">
            <text:p>29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41.222713" calcext:value-type="float">
            <text:p>41.2227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Beyond the Clouds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800" calcext:value-type="float">
            <text:p>8800</text:p>
          </table:table-cell>
          <table:table-cell office:value-type="float" office:value="3940" calcext:value-type="float">
            <text:p>39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x7xf11p195ys5y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de Cuvée Beyond the Clouds</text:p>
          </table:table-cell>
          <table:table-cell office:value-type="string" calcext:value-type="string">
            <text:p>Elena Walch</text:p>
          </table:table-cell>
          <table:table-cell office:value-type="float" office:value="53.125427" calcext:value-type="float">
            <text:p>53.12542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Bourgogne Blanc Cote d'Or</text:p>
          </table:table-cell>
          <table:table-cell office:value-type="string" calcext:value-type="string">
            <text:p>Jean Michael Gaunou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800" calcext:value-type="float">
            <text:p>6800</text:p>
          </table:table-cell>
          <table:table-cell office:value-type="float" office:value="2750" calcext:value-type="float">
            <text:p>27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vrwzfgrj5vbyy7cmn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Blanc</text:p>
          </table:table-cell>
          <table:table-cell office:value-type="string" calcext:value-type="string">
            <text:p>Domaine Jean-Michel Gaunoux</text:p>
          </table:table-cell>
          <table:table-cell office:value-type="float" office:value="38.15085" calcext:value-type="float">
            <text:p>38.150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Pet Nat vol 4</text:p>
          </table:table-cell>
          <table:table-cell office:value-type="string" calcext:value-type="string">
            <text:p>Fuchs und Ha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1900" calcext:value-type="float">
            <text:p>19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xkqr5p895jdsv16zga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et Nat Vol 4</text:p>
          </table:table-cell>
          <table:table-cell office:value-type="string" calcext:value-type="string">
            <text:p>Weingut Fuchs und Hase</text:p>
          </table:table-cell>
          <table:table-cell office:value-type="float" office:value="60.897915" calcext:value-type="float">
            <text:p>60.8979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Pet Nat vol 2</text:p>
          </table:table-cell>
          <table:table-cell office:value-type="string" calcext:value-type="string">
            <text:p>Fuchs und Ha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1700" calcext:value-type="float">
            <text:p>17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h5jsdm4z2grpr0bfh2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et Nat Vol 2</text:p>
          </table:table-cell>
          <table:table-cell office:value-type="string" calcext:value-type="string">
            <text:p>Weingut Fuchs und Hase</text:p>
          </table:table-cell>
          <table:table-cell office:value-type="float" office:value="60.704853" calcext:value-type="float">
            <text:p>60.70485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GrünVel, Riesl, bacche rosse Kalkspitz Pet Nat Bio</text:p>
          </table:table-cell>
          <table:table-cell office:value-type="string" calcext:value-type="string">
            <text:p>Christoph Ho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1350" calcext:value-type="float">
            <text:p>13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fvetce1bgr5y3qjygv4jn2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Ancestrale Kalkspitz Brut Nature Bio</text:p>
          </table:table-cell>
          <table:table-cell office:value-type="string" calcext:value-type="string">
            <text:p>Christoph Hoch</text:p>
          </table:table-cell>
          <table:table-cell office:value-type="float" office:value="44.91315" calcext:value-type="float">
            <text:p>44.913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Anisos</text:p>
          </table:table-cell>
          <table:table-cell office:value-type="string" calcext:value-type="string">
            <text:p>Eugenio Ro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00" calcext:value-type="float">
            <text:p>3800</text:p>
          </table:table-cell>
          <table:table-cell office:value-type="float" office:value="1340" calcext:value-type="float">
            <text:p>13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099k7b5rmjbptynjsm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nisos</text:p>
          </table:table-cell>
          <table:table-cell office:value-type="string" calcext:value-type="string">
            <text:p>Eugenio Rosi</text:p>
          </table:table-cell>
          <table:table-cell office:value-type="float" office:value="46.801647" calcext:value-type="float">
            <text:p>46.8016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Anisos</text:p>
          </table:table-cell>
          <table:table-cell office:value-type="string" calcext:value-type="string">
            <text:p>Eugenio Ro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1480" calcext:value-type="float">
            <text:p>14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099k7b5rmjbptynjsm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nisos</text:p>
          </table:table-cell>
          <table:table-cell office:value-type="string" calcext:value-type="string">
            <text:p>Eugenio Rosi</text:p>
          </table:table-cell>
          <table:table-cell office:value-type="float" office:value="46.801647" calcext:value-type="float">
            <text:p>46.8016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Anisos</text:p>
          </table:table-cell>
          <table:table-cell office:value-type="string" calcext:value-type="string">
            <text:p>Eugenio Ro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800" calcext:value-type="float">
            <text:p>4800</text:p>
          </table:table-cell>
          <table:table-cell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099k7b5rmjbptynjsm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nisos</text:p>
          </table:table-cell>
          <table:table-cell office:value-type="string" calcext:value-type="string">
            <text:p>Eugenio Rosi</text:p>
          </table:table-cell>
          <table:table-cell office:value-type="float" office:value="46.801647" calcext:value-type="float">
            <text:p>46.8016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Dolomytos</text:p>
          </table:table-cell>
          <table:table-cell office:value-type="string" calcext:value-type="string">
            <text:p>Ansitz Dolomyt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6300" calcext:value-type="float">
            <text:p>6300</text:p>
          </table:table-cell>
          <table:table-cell office:value-type="float" office:value="2800" calcext:value-type="float">
            <text:p>28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jsy280zdn8ek2ebhz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lomytos Weißwein</text:p>
          </table:table-cell>
          <table:table-cell office:value-type="string" calcext:value-type="string">
            <text:p>Ansitz Dolomytos Sacker</text:p>
          </table:table-cell>
          <table:table-cell office:value-type="float" office:value="52.127457" calcext:value-type="float">
            <text:p>52.1274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Dolomytos</text:p>
          </table:table-cell>
          <table:table-cell office:value-type="string" calcext:value-type="string">
            <text:p>Ansitz Dolomyt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6300" calcext:value-type="float">
            <text:p>6300</text:p>
          </table:table-cell>
          <table:table-cell office:value-type="float" office:value="2800" calcext:value-type="float">
            <text:p>28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jsy280zdn8ek2ebhz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lomytos Weißwein</text:p>
          </table:table-cell>
          <table:table-cell office:value-type="string" calcext:value-type="string">
            <text:p>Ansitz Dolomytos Sacker</text:p>
          </table:table-cell>
          <table:table-cell office:value-type="float" office:value="52.127457" calcext:value-type="float">
            <text:p>52.1274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Dolomytos</text:p>
          </table:table-cell>
          <table:table-cell office:value-type="string" calcext:value-type="string">
            <text:p>Ansitz Dolomyt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6300" calcext:value-type="float">
            <text:p>6300</text:p>
          </table:table-cell>
          <table:table-cell office:value-type="float" office:value="2800" calcext:value-type="float">
            <text:p>28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jsy280zdn8ek2ebhz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lomytos Weißwein</text:p>
          </table:table-cell>
          <table:table-cell office:value-type="string" calcext:value-type="string">
            <text:p>Ansitz Dolomytos Sacker</text:p>
          </table:table-cell>
          <table:table-cell office:value-type="float" office:value="52.127457" calcext:value-type="float">
            <text:p>52.1274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Dolomytos</text:p>
          </table:table-cell>
          <table:table-cell office:value-type="string" calcext:value-type="string">
            <text:p>Ansitz Dolomyt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300" calcext:value-type="float">
            <text:p>6300</text:p>
          </table:table-cell>
          <table:table-cell office:value-type="float" office:value="2800" calcext:value-type="float">
            <text:p>28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jsy280zdn8ek2ebhz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lomytos Weißwein</text:p>
          </table:table-cell>
          <table:table-cell office:value-type="string" calcext:value-type="string">
            <text:p>Ansitz Dolomytos Sacker</text:p>
          </table:table-cell>
          <table:table-cell office:value-type="float" office:value="52.127457" calcext:value-type="float">
            <text:p>52.12745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Stoan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200" calcext:value-type="float">
            <text:p>5200</text:p>
          </table:table-cell>
          <table:table-cell office:value-type="float" office:value="2080" calcext:value-type="float">
            <text:p>20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1.821213" calcext:value-type="float">
            <text:p>31.82121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VRH Bianco</text:p>
          </table:table-cell>
          <table:table-cell office:value-type="string" calcext:value-type="string">
            <text:p>Riserva La Castella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9800" calcext:value-type="float">
            <text:p>9800</text:p>
          </table:table-cell>
          <table:table-cell office:value-type="float" office:value="3300" calcext:value-type="float">
            <text:p>3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mvgb24g3qd3pmetyr2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ianco Riserva VRH</text:p>
          </table:table-cell>
          <table:table-cell office:value-type="string" calcext:value-type="string">
            <text:p>La Castellada</text:p>
          </table:table-cell>
          <table:table-cell office:value-type="float" office:value="42.998566" calcext:value-type="float">
            <text:p>42.99856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LR Bianco Riserva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3200" calcext:value-type="float">
            <text:p>13200</text:p>
          </table:table-cell>
          <table:table-cell office:value-type="float" office:value="5030" calcext:value-type="float">
            <text:p>50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fq0cnkeygg6v18nakwyt14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R Riserva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30.876719" calcext:value-type="float">
            <text:p>30.8767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Appius</text:p>
          </table:table-cell>
          <table:table-cell office:value-type="string" calcext:value-type="string">
            <text:p>St. Micha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6600" calcext:value-type="float">
            <text:p>16600</text:p>
          </table:table-cell>
          <table:table-cell office:value-type="float" office:value="7800" calcext:value-type="float">
            <text:p>78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34.06919" calcext:value-type="float">
            <text:p>34.0691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Nova Domus Riserva</text:p>
          </table:table-cell>
          <table:table-cell office:value-type="string" calcext:value-type="string">
            <text:p>K.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200" calcext:value-type="float">
            <text:p>7200</text:p>
          </table:table-cell>
          <table:table-cell office:value-type="float" office:value="3110" calcext:value-type="float">
            <text:p>3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7.55487" calcext:value-type="float">
            <text:p>47.554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Mus -XIX</text:p>
          </table:table-cell>
          <table:table-cell office:value-type="string" calcext:value-type="string">
            <text:p>A.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ftpv3ww2mg31c117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US XIX</text:p>
          </table:table-cell>
          <table:table-cell office:value-type="string" calcext:value-type="string">
            <text:p>Alois Lageder</text:p>
          </table:table-cell>
          <table:table-cell office:value-type="float" office:value="37.047523" calcext:value-type="float">
            <text:p>37.0475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Zie XVIII Dolomiti</text:p>
          </table:table-cell>
          <table:table-cell office:value-type="string" calcext:value-type="string">
            <text:p>A.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800" calcext:value-type="float">
            <text:p>48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f9ckt8vd49mr72qg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ZIE</text:p>
          </table:table-cell>
          <table:table-cell office:value-type="string" calcext:value-type="string">
            <text:p>Alois Lageder</text:p>
          </table:table-cell>
          <table:table-cell office:value-type="float" office:value="28.50204" calcext:value-type="float">
            <text:p>28.502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SEM</text:p>
          </table:table-cell>
          <table:table-cell office:value-type="string" calcext:value-type="string">
            <text:p>A.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gytqm5bkkv6wyz3n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m XVII</text:p>
          </table:table-cell>
          <table:table-cell office:value-type="string" calcext:value-type="string">
            <text:p>Alois Lageder</text:p>
          </table:table-cell>
          <table:table-cell office:value-type="float" office:value="25.0707" calcext:value-type="float">
            <text:p>25.07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Weiss Timotheus</text:p>
          </table:table-cell>
          <table:table-cell office:value-type="string" calcext:value-type="string">
            <text:p>Gut Ogg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9200" calcext:value-type="float">
            <text:p>9200</text:p>
          </table:table-cell>
          <table:table-cell office:value-type="float" office:value="3900" calcext:value-type="float">
            <text:p>39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r6vwtte6b54h9q1f8a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imotheus Weiss</text:p>
          </table:table-cell>
          <table:table-cell office:value-type="string" calcext:value-type="string">
            <text:p>Gut Oggau</text:p>
          </table:table-cell>
          <table:table-cell office:value-type="float" office:value="60.472336" calcext:value-type="float">
            <text:p>60.4723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Weiss Theodora</text:p>
          </table:table-cell>
          <table:table-cell office:value-type="string" calcext:value-type="string">
            <text:p>Gut Ogg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400" calcext:value-type="float">
            <text:p>6400</text:p>
          </table:table-cell>
          <table:table-cell office:value-type="float" office:value="2450" calcext:value-type="float">
            <text:p>24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r97kvzy2qcczf7wmxx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eodora</text:p>
          </table:table-cell>
          <table:table-cell office:value-type="string" calcext:value-type="string">
            <text:p>Gut Oggau</text:p>
          </table:table-cell>
          <table:table-cell office:value-type="float" office:value="53.333393" calcext:value-type="float">
            <text:p>53.33339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Bio Muscat</text:p>
          </table:table-cell>
          <table:table-cell office:value-type="string" calcext:value-type="string">
            <text:p>Heinrich Freyhei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600" calcext:value-type="float">
            <text:p>5600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ppcmr7ky05k0cp1jnn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e Freyheit Bio</text:p>
          </table:table-cell>
          <table:table-cell office:value-type="string" calcext:value-type="string">
            <text:p>Heinrich</text:p>
          </table:table-cell>
          <table:table-cell office:value-type="float" office:value="24.607977" calcext:value-type="float">
            <text:p>24.6079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Bio Graue Freiheit</text:p>
          </table:table-cell>
          <table:table-cell office:value-type="string" calcext:value-type="string">
            <text:p>Heinrich Freyhei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600" calcext:value-type="float">
            <text:p>5600</text:p>
          </table:table-cell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ppcmr7ky05k0cp1jnn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e Freyheit Bio</text:p>
          </table:table-cell>
          <table:table-cell office:value-type="string" calcext:value-type="string">
            <text:p>Heinrich</text:p>
          </table:table-cell>
          <table:table-cell office:value-type="float" office:value="40.536278" calcext:value-type="float">
            <text:p>40.53627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Solera "Revolution"</text:p>
          </table:table-cell>
          <table:table-cell office:value-type="string" calcext:value-type="string">
            <text:p>Johannes Zilling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1200" calcext:value-type="float">
            <text:p>1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7d2s6eqsm6pvk9sy0z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evølution Pink Solera</text:p>
          </table:table-cell>
          <table:table-cell office:value-type="string" calcext:value-type="string">
            <text:p>Johannes Zillinger</text:p>
          </table:table-cell>
          <table:table-cell office:value-type="float" office:value="52.73429" calcext:value-type="float">
            <text:p>52.734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Materia Prima Bio </text:p>
          </table:table-cell>
          <table:table-cell office:value-type="string" calcext:value-type="string">
            <text:p>Fri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00" calcext:value-type="float">
            <text:p>5900</text:p>
          </table:table-cell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pztry83aw1x1q825mp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teria Prima</text:p>
          </table:table-cell>
          <table:table-cell office:value-type="string" calcext:value-type="string">
            <text:p>Weinberghof Fritsch</text:p>
          </table:table-cell>
          <table:table-cell office:value-type="float" office:value="36.642113" calcext:value-type="float">
            <text:p>36.64211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bianco Piwi Petit Boutique Bio</text:p>
          </table:table-cell>
          <table:table-cell office:value-type="string" calcext:value-type="string">
            <text:p>Boutique Winer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00" calcext:value-type="float">
            <text:p>4800</text:p>
          </table:table-cell>
          <table:table-cell office:value-type="float" office:value="1750" calcext:value-type="float">
            <text:p>17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0s9k1vr83k4bp0g88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ina Branco</text:p>
          </table:table-cell>
          <table:table-cell office:value-type="string" calcext:value-type="string">
            <text:p>Portugal Boutique Winery</text:p>
          </table:table-cell>
          <table:table-cell office:value-type="float" office:value="28.533295" calcext:value-type="float">
            <text:p>28.5332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iano Ognostro</text:p>
          </table:table-cell>
          <table:table-cell office:value-type="string" calcext:value-type="string">
            <text:p>Az. Agri Tines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800" calcext:value-type="float">
            <text:p>5800</text:p>
          </table:table-cell>
          <table:table-cell office:value-type="float" office:value="2150" calcext:value-type="float">
            <text:p>2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vb3v3ad8m4wkjbyzm7crs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Viano Rosato Merlot</text:p>
          </table:table-cell>
          <table:table-cell office:value-type="string" calcext:value-type="string">
            <text:p>Cantina Ari</text:p>
          </table:table-cell>
          <table:table-cell office:value-type="float" office:value="17.840048" calcext:value-type="float">
            <text:p>17.84004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Castelfeder</text:p>
          </table:table-cell>
          <table:table-cell office:value-type="string" calcext:value-type="string">
            <text:p>Von Leh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1250" calcext:value-type="float">
            <text:p>12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7dppktg9k8xa4w2pw7q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ewürztraminer</text:p>
          </table:table-cell>
          <table:table-cell office:value-type="string" calcext:value-type="string">
            <text:p>Von Winning</text:p>
          </table:table-cell>
          <table:table-cell office:value-type="float" office:value="18.935352" calcext:value-type="float">
            <text:p>18.9353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Mitterberg IGT/Doc</text:p>
          </table:table-cell>
          <table:table-cell office:value-type="string" calcext:value-type="string">
            <text:p>In der Eben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1660" calcext:value-type="float">
            <text:p>16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vwefe8vtz4gasvnzdygyt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Bio</text:p>
          </table:table-cell>
          <table:table-cell office:value-type="string" calcext:value-type="string">
            <text:p>Weingut In Der Eben</text:p>
          </table:table-cell>
          <table:table-cell office:value-type="float" office:value="29.285772" calcext:value-type="float">
            <text:p>29.2857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Emmeramm</text:p>
          </table:table-cell>
          <table:table-cell office:value-type="string" calcext:value-type="string">
            <text:p>Gut Ogg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9200" calcext:value-type="float">
            <text:p>9200</text:p>
          </table:table-cell>
          <table:table-cell office:value-type="float" office:value="3900" calcext:value-type="float">
            <text:p>39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07sj279znv7n6vs22a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mmeram Gewürztraminer</text:p>
          </table:table-cell>
          <table:table-cell office:value-type="string" calcext:value-type="string">
            <text:p>Gut Oggau</text:p>
          </table:table-cell>
          <table:table-cell office:value-type="float" office:value="56.687492" calcext:value-type="float">
            <text:p>56.6874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üller Thurgau Thur XVI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800" calcext:value-type="float">
            <text:p>48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f6jexktfa5nk0ghz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UR XVI</text:p>
          </table:table-cell>
          <table:table-cell office:value-type="string" calcext:value-type="string">
            <text:p>Alois Lageder</text:p>
          </table:table-cell>
          <table:table-cell office:value-type="float" office:value="53.64046" calcext:value-type="float">
            <text:p>53.640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gato/Vermentino Crescendo</text:p>
          </table:table-cell>
          <table:table-cell office:value-type="string" calcext:value-type="string">
            <text:p>Tenuta Selvadolc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800" calcext:value-type="float">
            <text:p>5800</text:p>
          </table:table-cell>
          <table:table-cell office:value-type="float" office:value="2100" calcext:value-type="float">
            <text:p>2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4dg1d46m71ac863csjq1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rescendo</text:p>
          </table:table-cell>
          <table:table-cell office:value-type="string" calcext:value-type="string">
            <text:p>Selvadolce</text:p>
          </table:table-cell>
          <table:table-cell office:value-type="float" office:value="43.159054" calcext:value-type="float">
            <text:p>43.1590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 Rebula Blu</text:p>
          </table:table-cell>
          <table:table-cell office:value-type="string" calcext:value-type="string">
            <text:p>Nan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100" calcext:value-type="float">
            <text:p>4100</text:p>
          </table:table-cell>
          <table:table-cell office:value-type="float" office:value="1243" calcext:value-type="float">
            <text:p>12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4dfj49svwy7q1ke3h3jm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ebula Blue Label</text:p>
          </table:table-cell>
          <table:table-cell office:value-type="string" calcext:value-type="string">
            <text:p>Nando</text:p>
          </table:table-cell>
          <table:table-cell office:value-type="float" office:value="40.381634" calcext:value-type="float">
            <text:p>40.3816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 Gravner</text:p>
          </table:table-cell>
          <table:table-cell office:value-type="string" calcext:value-type="string">
            <text:p>Grav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1200" calcext:value-type="float">
            <text:p>11200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9kfp30jtsgmty7rz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Gravner</text:p>
          </table:table-cell>
          <table:table-cell office:value-type="float" office:value="44.10041" calcext:value-type="float">
            <text:p>44.1004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 Damijan</text:p>
          </table:table-cell>
          <table:table-cell office:value-type="string" calcext:value-type="string">
            <text:p>Damijan Podvers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400" calcext:value-type="float">
            <text:p>6400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2xjdxrptksrwbekv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Damijan Podversic</text:p>
          </table:table-cell>
          <table:table-cell office:value-type="float" office:value="64.561386" calcext:value-type="float">
            <text:p>64.56138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Riserva</text:p>
          </table:table-cell>
          <table:table-cell office:value-type="string" calcext:value-type="string">
            <text:p>Famiglia Roe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5400" calcext:value-type="float">
            <text:p>5400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reqzdaxs2wfsjcrwh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Praecipuus</text:p>
          </table:table-cell>
          <table:table-cell office:value-type="string" calcext:value-type="string">
            <text:p>Roeno</text:p>
          </table:table-cell>
          <table:table-cell office:value-type="float" office:value="29.759514" calcext:value-type="float">
            <text:p>29.75951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Smaragd</text:p>
          </table:table-cell>
          <table:table-cell office:value-type="string" calcext:value-type="string">
            <text:p>E. 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500" calcext:value-type="float">
            <text:p>8500</text:p>
          </table:table-cell>
          <table:table-cell office:value-type="float" office:value="3650" calcext:value-type="float">
            <text:p>36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h5gwwvq8pbvtvvfhr4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Loibner</text:p>
          </table:table-cell>
          <table:table-cell office:value-type="string" calcext:value-type="string">
            <text:p>Weingut Knoll</text:p>
          </table:table-cell>
          <table:table-cell office:value-type="float" office:value="29.345465" calcext:value-type="float">
            <text:p>29.34546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Smaragd</text:p>
          </table:table-cell>
          <table:table-cell office:value-type="string" calcext:value-type="string">
            <text:p>E. 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9800" calcext:value-type="float">
            <text:p>9800</text:p>
          </table:table-cell>
          <table:table-cell office:value-type="float" office:value="4750" calcext:value-type="float">
            <text:p>47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h5gwwvq8pbvtvvfhr4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Loibner</text:p>
          </table:table-cell>
          <table:table-cell office:value-type="string" calcext:value-type="string">
            <text:p>Weingut Knoll</text:p>
          </table:table-cell>
          <table:table-cell office:value-type="float" office:value="29.345465" calcext:value-type="float">
            <text:p>29.34546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Marienburg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200" calcext:value-type="float">
            <text:p>8200</text:p>
          </table:table-cell>
          <table:table-cell office:value-type="float" office:value="2890" calcext:value-type="float">
            <text:p>28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rcpafq5392x7x5w1k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Marienburg Spätlese</text:p>
          </table:table-cell>
          <table:table-cell office:value-type="string" calcext:value-type="string">
            <text:p>Clemens Busch</text:p>
          </table:table-cell>
          <table:table-cell office:value-type="float" office:value="46.21691" calcext:value-type="float">
            <text:p>46.2169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Marienburg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200" calcext:value-type="float">
            <text:p>8200</text:p>
          </table:table-cell>
          <table:table-cell office:value-type="float" office:value="3200" calcext:value-type="float">
            <text:p>32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rcpafq5392x7x5w1k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Marienburg Spätlese</text:p>
          </table:table-cell>
          <table:table-cell office:value-type="string" calcext:value-type="string">
            <text:p>Clemens Busch</text:p>
          </table:table-cell>
          <table:table-cell office:value-type="float" office:value="46.21691" calcext:value-type="float">
            <text:p>46.2169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Schiefergestein</text:p>
          </table:table-cell>
          <table:table-cell office:value-type="string" calcext:value-type="string">
            <text:p>Schäfer-Fröhl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800" calcext:value-type="float">
            <text:p>5800</text:p>
          </table:table-cell>
          <table:table-cell office:value-type="float" office:value="2340" calcext:value-type="float">
            <text:p>23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33ya1p7rpk4krwkf1jx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chiefergestein Riesling Feinherb</text:p>
          </table:table-cell>
          <table:table-cell office:value-type="string" calcext:value-type="string">
            <text:p>Schäfer-Fröhlich</text:p>
          </table:table-cell>
          <table:table-cell office:value-type="float" office:value="49.400627" calcext:value-type="float">
            <text:p>49.4006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Vom Schiefer</text:p>
          </table:table-cell>
          <table:table-cell office:value-type="string" calcext:value-type="string">
            <text:p>Clüsserat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1250" calcext:value-type="float">
            <text:p>12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yt7a93yk5xn74mzwr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om Schiefer Riesling</text:p>
          </table:table-cell>
          <table:table-cell office:value-type="string" calcext:value-type="string">
            <text:p>Ansgar Clüsserath</text:p>
          </table:table-cell>
          <table:table-cell office:value-type="float" office:value="36.0418" calcext:value-type="float">
            <text:p>36.041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Kalkofen</text:p>
          </table:table-cell>
          <table:table-cell office:value-type="string" calcext:value-type="string">
            <text:p>Von Winnin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200" calcext:value-type="float">
            <text:p>8200</text:p>
          </table:table-cell>
          <table:table-cell office:value-type="float" office:value="3360" calcext:value-type="float">
            <text:p>33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xbxwcmnwc6hk69k81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Deidesheimer Kalkofen</text:p>
          </table:table-cell>
          <table:table-cell office:value-type="string" calcext:value-type="string">
            <text:p>Von Winning</text:p>
          </table:table-cell>
          <table:table-cell office:value-type="float" office:value="45.50341" calcext:value-type="float">
            <text:p>45.5034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Kalkofen</text:p>
          </table:table-cell>
          <table:table-cell office:value-type="string" calcext:value-type="string">
            <text:p>Von Winnin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200" calcext:value-type="float">
            <text:p>8200</text:p>
          </table:table-cell>
          <table:table-cell office:value-type="float" office:value="3360" calcext:value-type="float">
            <text:p>33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xbxwcmnwc6hk69k81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Deidesheimer Kalkofen</text:p>
          </table:table-cell>
          <table:table-cell office:value-type="string" calcext:value-type="string">
            <text:p>Von Winning</text:p>
          </table:table-cell>
          <table:table-cell office:value-type="float" office:value="45.50341" calcext:value-type="float">
            <text:p>45.5034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Kirchberg</text:p>
          </table:table-cell>
          <table:table-cell office:value-type="string" calcext:value-type="string">
            <text:p>Heymann- Löwen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800" calcext:value-type="float">
            <text:p>7800</text:p>
          </table:table-cell>
          <table:table-cell office:value-type="float" office:value="3300" calcext:value-type="float">
            <text:p>3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zdy4ggcgxx7z017xf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irchberg</text:p>
          </table:table-cell>
          <table:table-cell office:value-type="string" calcext:value-type="string">
            <text:p>Heymann-Löwenstein</text:p>
          </table:table-cell>
          <table:table-cell office:value-type="float" office:value="44.379528" calcext:value-type="float">
            <text:p>44.37952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Flora Cellar Reserve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8600" calcext:value-type="float">
            <text:p>8600</text:p>
          </table:table-cell>
          <table:table-cell office:value-type="float" office:value="3370" calcext:value-type="float">
            <text:p>33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m68kd0thbpvqktd36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lora Sauvignon</text:p>
          </table:table-cell>
          <table:table-cell office:value-type="string" calcext:value-type="string">
            <text:p>Girlan</text:p>
          </table:table-cell>
          <table:table-cell office:value-type="float" office:value="37.76786" calcext:value-type="float">
            <text:p>37.767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Porphyr &amp; Kalk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300" calcext:value-type="float">
            <text:p>4300</text:p>
          </table:table-cell>
          <table:table-cell office:value-type="float" office:value="1610" calcext:value-type="float">
            <text:p>16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hjgdxnm7093gd422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Porphyr &amp; Kalk</text:p>
          </table:table-cell>
          <table:table-cell office:value-type="string" calcext:value-type="string">
            <text:p>Ignaz Niedrist</text:p>
          </table:table-cell>
          <table:table-cell office:value-type="float" office:value="42.760353" calcext:value-type="float">
            <text:p>42.76035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Lafoa</text:p>
          </table:table-cell>
          <table:table-cell office:value-type="string" calcext:value-type="string">
            <text:p>K. 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100" calcext:value-type="float">
            <text:p>5100</text:p>
          </table:table-cell>
          <table:table-cell office:value-type="float" office:value="1939" calcext:value-type="float">
            <text:p>19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28.488186" calcext:value-type="float">
            <text:p>28.48818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20-21</text:p>
          </table:table-cell>
          <table:table-cell office:value-type="string" calcext:value-type="string">
            <text:p>Roberto Ferrari</text:p>
          </table:table-cell>
          <table:table-cell table:style-name="ce1" office:value-type="string" calcext:value-type="string">
            <text:p>20-21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2850" calcext:value-type="float">
            <text:p>28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ce2yfda4fwpe5zvjg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sar Sauvignon Blanc</text:p>
          </table:table-cell>
          <table:table-cell office:value-type="string" calcext:value-type="string">
            <text:p>Roberto Ferrari</text:p>
          </table:table-cell>
          <table:table-cell office:value-type="float" office:value="33.310436" calcext:value-type="float">
            <text:p>33.3104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18-19-20 Pulsar</text:p>
          </table:table-cell>
          <table:table-cell office:value-type="string" calcext:value-type="string">
            <text:p>Roberto Ferrari</text:p>
          </table:table-cell>
          <table:table-cell table:style-name="ce1" office:value-type="string" calcext:value-type="string">
            <text:p>18-19-20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2850" calcext:value-type="float">
            <text:p>28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ce2yfda4fwpe5zvjg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sar Sauvignon Blanc</text:p>
          </table:table-cell>
          <table:table-cell office:value-type="string" calcext:value-type="string">
            <text:p>Roberto Ferrari</text:p>
          </table:table-cell>
          <table:table-cell office:value-type="float" office:value="42.483997" calcext:value-type="float">
            <text:p>42.48399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LUI XX</text:p>
          </table:table-cell>
          <table:table-cell office:value-type="string" calcext:value-type="string">
            <text:p>A.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00" calcext:value-type="float">
            <text:p>48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gxhgcctehk1fhap8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IL XX</text:p>
          </table:table-cell>
          <table:table-cell office:value-type="string" calcext:value-type="string">
            <text:p>Alois Lageder</text:p>
          </table:table-cell>
          <table:table-cell office:value-type="float" office:value="30.610546" calcext:value-type="float">
            <text:p>30.6105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Pouilly Fumé En Travertin</text:p>
          </table:table-cell>
          <table:table-cell office:value-type="string" calcext:value-type="string">
            <text:p>D. Henri Bourgeo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200" calcext:value-type="float">
            <text:p>5200</text:p>
          </table:table-cell>
          <table:table-cell office:value-type="float" office:value="1814" calcext:value-type="float">
            <text:p>18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h1k90nfsntz07mkcng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illy-Fumé En Travertin</text:p>
          </table:table-cell>
          <table:table-cell office:value-type="string" calcext:value-type="string">
            <text:p>Henri Bourgeois</text:p>
          </table:table-cell>
          <table:table-cell office:value-type="float" office:value="58.0365" calcext:value-type="float">
            <text:p>58.0365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Blanc Sancerre Blanc Le Pierrier</text:p>
          </table:table-cell>
          <table:table-cell office:value-type="string" calcext:value-type="string">
            <text:p>Thomas &amp; Fil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200" calcext:value-type="float">
            <text:p>5200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xd676jvasa38xavzs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cerre Le Pierrier</text:p>
          </table:table-cell>
          <table:table-cell office:value-type="string" calcext:value-type="string">
            <text:p>Domaine Thomas &amp; Fils</text:p>
          </table:table-cell>
          <table:table-cell office:value-type="float" office:value="35.40586" calcext:value-type="float">
            <text:p>35.4058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rdicchio Campo delle Oche</text:p>
          </table:table-cell>
          <table:table-cell office:value-type="string" calcext:value-type="string">
            <text:p>Fattoria San Lorenz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300" calcext:value-type="float">
            <text:p>4300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qp59w9q0tj95gr0mn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rdicchio Campo delle Oche Integrale</text:p>
          </table:table-cell>
          <table:table-cell office:value-type="string" calcext:value-type="string">
            <text:p>Fattoria San Lorenzo</text:p>
          </table:table-cell>
          <table:table-cell office:value-type="float" office:value="55.43531" calcext:value-type="float">
            <text:p>55.4353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rdicchio Il San Lorenzo</text:p>
          </table:table-cell>
          <table:table-cell office:value-type="string" calcext:value-type="string">
            <text:p>Fattoria San Lorenz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10200" calcext:value-type="float">
            <text:p>10200</text:p>
          </table:table-cell>
          <table:table-cell office:value-type="float" office:value="4750" calcext:value-type="float">
            <text:p>475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qmcyhe0rjtn84cj8n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l San Lorenzo Bianco</text:p>
          </table:table-cell>
          <table:table-cell office:value-type="string" calcext:value-type="string">
            <text:p>Fattoria San Lorenzo</text:p>
          </table:table-cell>
          <table:table-cell office:value-type="float" office:value="51.47798" calcext:value-type="float">
            <text:p>51.4779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rmentino Foresto</text:p>
          </table:table-cell>
          <table:table-cell office:value-type="string" calcext:value-type="string">
            <text:p>La Rico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800" calcext:value-type="float">
            <text:p>4800</text:p>
          </table:table-cell>
          <table:table-cell office:value-type="float" office:value="2200" calcext:value-type="float">
            <text:p>22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9zaehqcz3w68g7wef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oresto</text:p>
          </table:table-cell>
          <table:table-cell office:value-type="string" calcext:value-type="string">
            <text:p>Le Bertole</text:p>
          </table:table-cell>
          <table:table-cell office:value-type="float" office:value="16.467827" calcext:value-type="float">
            <text:p>16.4678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ianchetta Ninte de Ninte</text:p>
          </table:table-cell>
          <table:table-cell office:value-type="string" calcext:value-type="string">
            <text:p>La Rico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100" calcext:value-type="float">
            <text:p>5100</text:p>
          </table:table-cell>
          <table:table-cell office:value-type="float" office:value="2300" calcext:value-type="float">
            <text:p>23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qtmh3j7afk6pbbz91n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ine Barrel Chardonnay</text:p>
          </table:table-cell>
          <table:table-cell office:value-type="string" calcext:value-type="string">
            <text:p>La Crema</text:p>
          </table:table-cell>
          <table:table-cell office:value-type="float" office:value="21.052685" calcext:value-type="float">
            <text:p>21.05268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rmentino Solole</text:p>
          </table:table-cell>
          <table:table-cell office:value-type="string" calcext:value-type="string">
            <text:p>Poggio al TesoroBolghe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200" calcext:value-type="float">
            <text:p>4200</text:p>
          </table:table-cell>
          <table:table-cell office:value-type="float" office:value="1350" calcext:value-type="float">
            <text:p>13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efy48dg6y7xdhtte8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rmentino</text:p>
          </table:table-cell>
          <table:table-cell office:value-type="string" calcext:value-type="string">
            <text:p>Poggio al Vento</text:p>
          </table:table-cell>
          <table:table-cell office:value-type="float" office:value="25.600176" calcext:value-type="float">
            <text:p>25.6001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itovska Vitovska</text:p>
          </table:table-cell>
          <table:table-cell office:value-type="string" calcext:value-type="string">
            <text:p>Zidar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200" calcext:value-type="float">
            <text:p>52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5s79cmyjcmq5k4bw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tovska</text:p>
          </table:table-cell>
          <table:table-cell office:value-type="string" calcext:value-type="string">
            <text:p>Zidarich</text:p>
          </table:table-cell>
          <table:table-cell office:value-type="float" office:value="56.021133" calcext:value-type="float">
            <text:p>56.0211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itovska Vitovska Collection</text:p>
          </table:table-cell>
          <table:table-cell office:value-type="string" calcext:value-type="string">
            <text:p>Zidar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10200" calcext:value-type="float">
            <text:p>10200</text:p>
          </table:table-cell>
          <table:table-cell office:value-type="float" office:value="4400" calcext:value-type="float">
            <text:p>4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50x61mc0g2w7ecew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tovska Collection</text:p>
          </table:table-cell>
          <table:table-cell office:value-type="string" calcext:value-type="string">
            <text:p>Zidarich</text:p>
          </table:table-cell>
          <table:table-cell office:value-type="float" office:value="58.113968" calcext:value-type="float">
            <text:p>58.1139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itovska Vitovska Collection</text:p>
          </table:table-cell>
          <table:table-cell office:value-type="string" calcext:value-type="string">
            <text:p>Zidar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0600" calcext:value-type="float">
            <text:p>10600</text:p>
          </table:table-cell>
          <table:table-cell office:value-type="float" office:value="4900" calcext:value-type="float">
            <text:p>49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50x61mc0g2w7ecew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tovska Collection</text:p>
          </table:table-cell>
          <table:table-cell office:value-type="string" calcext:value-type="string">
            <text:p>Zidarich</text:p>
          </table:table-cell>
          <table:table-cell office:value-type="float" office:value="58.113968" calcext:value-type="float">
            <text:p>58.1139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itoska Origine</text:p>
          </table:table-cell>
          <table:table-cell office:value-type="string" calcext:value-type="string">
            <text:p>Vodopive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800" calcext:value-type="float">
            <text:p>7800</text:p>
          </table:table-cell>
          <table:table-cell office:value-type="float" office:value="3100" calcext:value-type="float">
            <text:p>3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8tgfhzehf4pngw112s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tovska</text:p>
          </table:table-cell>
          <table:table-cell office:value-type="string" calcext:value-type="string">
            <text:p>Vodopivec</text:p>
          </table:table-cell>
          <table:table-cell office:value-type="float" office:value="43.21505" calcext:value-type="float">
            <text:p>43.215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burgunder Kristallberg</text:p>
          </table:table-cell>
          <table:table-cell office:value-type="string" calcext:value-type="string">
            <text:p>E.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570" calcext:value-type="float">
            <text:p>15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xy22v7w3bkze66h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Kristallberg</text:p>
          </table:table-cell>
          <table:table-cell office:value-type="string" calcext:value-type="string">
            <text:p>Elena Walch</text:p>
          </table:table-cell>
          <table:table-cell office:value-type="float" office:value="33.762794" calcext:value-type="float">
            <text:p>33.76279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burgunder Vigneti delle Dolomiti</text:p>
          </table:table-cell>
          <table:table-cell office:value-type="string" calcext:value-type="string">
            <text:p>Patrick Ucc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float" office:value="2240" calcext:value-type="float">
            <text:p>22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v7wfw83m24ak32jmfg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eilles Vignes Meursault</text:p>
          </table:table-cell>
          <table:table-cell office:value-type="string" calcext:value-type="string">
            <text:p>Patrick Piuze</text:p>
          </table:table-cell>
          <table:table-cell office:value-type="float" office:value="18.147163" calcext:value-type="float">
            <text:p>18.1471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Zibibbo Integer Zibibbo</text:p>
          </table:table-cell>
          <table:table-cell office:value-type="string" calcext:value-type="string">
            <text:p>De Bart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400" calcext:value-type="float">
            <text:p>4400</text:p>
          </table:table-cell>
          <table:table-cell office:value-type="float" office:value="1739" calcext:value-type="float">
            <text:p>1739</text:p>
          </table:table-cell>
          <table:table-cell office:value-type="float" office:value="6" calcext:value-type="float">
            <text:p>6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fqq2wdkd95c90cwj8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nteger Zibibbo</text:p>
          </table:table-cell>
          <table:table-cell office:value-type="string" calcext:value-type="string">
            <text:p>Marco de Bartoli</text:p>
          </table:table-cell>
          <table:table-cell office:value-type="float" office:value="50.06565" calcext:value-type="float">
            <text:p>50.0656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ampagne Blanc de Blanc Millesime</text:p>
          </table:table-cell>
          <table:table-cell office:value-type="string" calcext:value-type="string">
            <text:p>Bruno Paill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4800" calcext:value-type="float">
            <text:p>14800</text:p>
          </table:table-cell>
          <table:table-cell office:value-type="float" office:value="7800" calcext:value-type="float">
            <text:p>7800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5h23fftd92bbm33x9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Brut</text:p>
          </table:table-cell>
          <table:table-cell office:value-type="string" calcext:value-type="string">
            <text:p>Bruno Paillard</text:p>
          </table:table-cell>
          <table:table-cell office:value-type="float" office:value="42.98928" calcext:value-type="float">
            <text:p>42.98928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ampagne Blanc de Blanc Brut</text:p>
          </table:table-cell>
          <table:table-cell office:value-type="string" calcext:value-type="string">
            <text:p>Claude Miche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800" calcext:value-type="float">
            <text:p>6800</text:p>
          </table:table-cell>
          <table:table-cell office:value-type="float" office:value="2800" calcext:value-type="float">
            <text:p>2800</text:p>
          </table:table-cell>
          <table:table-cell office:value-type="float" office:value="12" calcext:value-type="float">
            <text:p>12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4df67at19gm5k1rq2rhq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ästerås Blanc de Blancs Sélection Brut Champagne</text:p>
          </table:table-cell>
          <table:table-cell office:value-type="string" calcext:value-type="string">
            <text:p>Claude Michez</text:p>
          </table:table-cell>
          <table:table-cell office:value-type="float" office:value="38.454155" calcext:value-type="float">
            <text:p>38.454155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ampagne Grand Cru Extra Brut</text:p>
          </table:table-cell>
          <table:table-cell office:value-type="string" calcext:value-type="string">
            <text:p>Crete Chamberl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600" calcext:value-type="float">
            <text:p>9600</text:p>
          </table:table-cell>
          <table:table-cell office:value-type="float" office:value="3900" calcext:value-type="float">
            <text:p>3900</text:p>
          </table:table-cell>
          <table:table-cell office:value-type="float" office:value="14" calcext:value-type="float">
            <text:p>14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vwee1taesm8pdcjmscdn0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Quintile Blanc de Blancs Champagne Grand Cru</text:p>
          </table:table-cell>
          <table:table-cell office:value-type="string" calcext:value-type="string">
            <text:p>Crété Chamberlin</text:p>
          </table:table-cell>
          <table:table-cell office:value-type="float" office:value="52.7884" calcext:value-type="float">
            <text:p>52.78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Pinot Noir Brut D'Eulalie</text:p>
          </table:table-cell>
          <table:table-cell office:value-type="string" calcext:value-type="string">
            <text:p>Edouard Duv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400" calcext:value-type="float">
            <text:p>8400</text:p>
          </table:table-cell>
          <table:table-cell office:value-type="float" office:value="3600" calcext:value-type="float">
            <text:p>3600</text:p>
          </table:table-cell>
          <table:table-cell office:value-type="float" office:value="24" calcext:value-type="float">
            <text:p>24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ycw5dh1pmc5rn2mw7bwr4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Noir d'Eulalie Champagne</text:p>
          </table:table-cell>
          <table:table-cell office:value-type="string" calcext:value-type="string">
            <text:p>Edouard Duval</text:p>
          </table:table-cell>
          <table:table-cell office:value-type="float" office:value="55.214005" calcext:value-type="float">
            <text:p>55.2140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Vintage</text:p>
          </table:table-cell>
          <table:table-cell office:value-type="string" calcext:value-type="string">
            <text:p>Dom Perign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33000" calcext:value-type="float">
            <text:p>33000</text:p>
          </table:table-cell>
          <table:table-cell office:value-type="float" office:value="12550" calcext:value-type="float">
            <text:p>12550</text:p>
          </table:table-cell>
          <table:table-cell office:value-type="float" office:value="6" calcext:value-type="float">
            <text:p>6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1q5hvwrcr5dxtbze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Vintage Brut</text:p>
          </table:table-cell>
          <table:table-cell office:value-type="string" calcext:value-type="string">
            <text:p>Dom Pérignon</text:p>
          </table:table-cell>
          <table:table-cell office:value-type="float" office:value="44.34838" calcext:value-type="float">
            <text:p>44.3483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Blan de Blan Gran Cru</text:p>
          </table:table-cell>
          <table:table-cell office:value-type="string" calcext:value-type="string">
            <text:p>Fernand Thi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900" calcext:value-type="float">
            <text:p>7900</text:p>
          </table:table-cell>
          <table:table-cell office:value-type="float" office:value="3429" calcext:value-type="float">
            <text:p>3429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2vgn1e7ffw7cntqhr0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 Cru Blanc de Blancs Brut</text:p>
          </table:table-cell>
          <table:table-cell office:value-type="string" calcext:value-type="string">
            <text:p>Fernand Thill</text:p>
          </table:table-cell>
          <table:table-cell office:value-type="float" office:value="40.60251" calcext:value-type="float">
            <text:p>40.6025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ampagne Ruinart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600" calcext:value-type="float">
            <text:p>9600</text:p>
          </table:table-cell>
          <table:table-cell office:value-type="float" office:value="3879" calcext:value-type="float">
            <text:p>3879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fdrsyc3d30fzdm74bn4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Rosé Dom Ruinart Brut</text:p>
          </table:table-cell>
          <table:table-cell office:value-type="string" calcext:value-type="string">
            <text:p>Ruinart</text:p>
          </table:table-cell>
          <table:table-cell office:value-type="float" office:value="42.008526" calcext:value-type="float">
            <text:p>42.00852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Blanc du Blanc Nature</text:p>
          </table:table-cell>
          <table:table-cell office:value-type="string" calcext:value-type="string">
            <text:p>Laherte Frèr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600" calcext:value-type="float">
            <text:p>8600</text:p>
          </table:table-cell>
          <table:table-cell office:value-type="float" office:value="3700" calcext:value-type="float">
            <text:p>3700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f3cmbrcanhpm4prr1pphz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Brut Nature</text:p>
          </table:table-cell>
          <table:table-cell office:value-type="string" calcext:value-type="string">
            <text:p>Laherte Freres</text:p>
          </table:table-cell>
          <table:table-cell office:value-type="float" office:value="48.506897" calcext:value-type="float">
            <text:p>48.50689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ampagne Extra Brut</text:p>
          </table:table-cell>
          <table:table-cell office:value-type="string" calcext:value-type="string">
            <text:p>Lucas Cret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  <table:table-cell office:value-type="float" office:value="2630" calcext:value-type="float">
            <text:p>2630</text:p>
          </table:table-cell>
          <table:table-cell office:value-type="float" office:value="18" calcext:value-type="float">
            <text:p>18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ggfm3mar3qhznwkmkd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éserve Champagne Brut</text:p>
          </table:table-cell>
          <table:table-cell office:value-type="string" calcext:value-type="string">
            <text:p>Cretol &amp; Fils</text:p>
          </table:table-cell>
          <table:table-cell office:value-type="float" office:value="32.038025" calcext:value-type="float">
            <text:p>32.0380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Franciacorta Brut Doppio Erredi </text:p>
          </table:table-cell>
          <table:table-cell office:value-type="string" calcext:value-type="string">
            <text:p>Derbu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1620" calcext:value-type="float">
            <text:p>1620</text:p>
          </table:table-cell>
          <table:table-cell office:value-type="float" office:value="20" calcext:value-type="float">
            <text:p>20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e4bg9s9j5b4s29c4dx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Doppio Erre Di Brut</text:p>
          </table:table-cell>
          <table:table-cell office:value-type="string" calcext:value-type="string">
            <text:p>Derbusco Cives</text:p>
          </table:table-cell>
          <table:table-cell office:value-type="float" office:value="44.726692" calcext:value-type="float">
            <text:p>44.7266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Franciacorta Brut La Capinear</text:p>
          </table:table-cell>
          <table:table-cell office:value-type="string" calcext:value-type="string">
            <text:p>Vigneti Cenc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400" calcext:value-type="float">
            <text:p>4400</text:p>
          </table:table-cell>
          <table:table-cell office:value-type="float" office:value="1500" calcext:value-type="float">
            <text:p>1500</text:p>
          </table:table-cell>
          <table:table-cell office:value-type="float" office:value="26" calcext:value-type="float">
            <text:p>26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4rc5e8snfb1ajfj1w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La Capinera Cuvée Brut</text:p>
          </table:table-cell>
          <table:table-cell office:value-type="string" calcext:value-type="string">
            <text:p>Vigneti Cenci</text:p>
          </table:table-cell>
          <table:table-cell office:value-type="float" office:value="52.32591" calcext:value-type="float">
            <text:p>52.32591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rosecco Extra Dry Serrai Serrai</text:p>
          </table:table-cell>
          <table:table-cell office:value-type="string" calcext:value-type="string">
            <text:p>La Tord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950" calcext:value-type="float">
            <text:p>2950</text:p>
          </table:table-cell>
          <table:table-cell office:value-type="float" office:value="785" calcext:value-type="float">
            <text:p>785</text:p>
          </table:table-cell>
          <table:table-cell office:value-type="float" office:value="180" calcext:value-type="float">
            <text:p>180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f3cmc78xh20v8847a7pn5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errai Prosecco Superiore Valdobbiadene Extra Dry</text:p>
          </table:table-cell>
          <table:table-cell office:value-type="string" calcext:value-type="string">
            <text:p>La Tordera</text:p>
          </table:table-cell>
          <table:table-cell office:value-type="float" office:value="51.795586" calcext:value-type="float">
            <text:p>51.79558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pum Lambrusco Ancestrale</text:p>
          </table:table-cell>
          <table:table-cell office:value-type="string" calcext:value-type="string">
            <text:p>Bell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900" calcext:value-type="float">
            <text:p>900</text:p>
          </table:table-cell>
          <table:table-cell office:value-type="float" office:value="14" calcext:value-type="float">
            <text:p>14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k92dze68g1xy708ah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Ancestrale Lambrusco Modena</text:p>
          </table:table-cell>
          <table:table-cell office:value-type="string" calcext:value-type="string">
            <text:p>Francesco Bellei &amp; C</text:p>
          </table:table-cell>
          <table:table-cell office:value-type="float" office:value="25.669155" calcext:value-type="float">
            <text:p>25.66915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Spumante MUS XXIII</text:p>
          </table:table-cell>
          <table:table-cell office:value-type="string" calcext:value-type="string">
            <text:p>A.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800" calcext:value-type="float">
            <text:p>48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g632p62d4cm3s97ah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us XX Spumante</text:p>
          </table:table-cell>
          <table:table-cell office:value-type="string" calcext:value-type="string">
            <text:p>Alois Lageder</text:p>
          </table:table-cell>
          <table:table-cell office:value-type="float" office:value="32.51631" calcext:value-type="float">
            <text:p>32.5163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pumante Brut Rosé</text:p>
          </table:table-cell>
          <table:table-cell office:value-type="string" calcext:value-type="string">
            <text:p>Quirin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office:value-type="float" office:value="1889" calcext:value-type="float">
            <text:p>1889</text:p>
          </table:table-cell>
          <table:table-cell office:value-type="float" office:value="20" calcext:value-type="float">
            <text:p>20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fhashwk0xrb32kgz6j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osé</text:p>
          </table:table-cell>
          <table:table-cell office:value-type="string" calcext:value-type="string">
            <text:p>St Quirinus</text:p>
          </table:table-cell>
          <table:table-cell office:value-type="float" office:value="28.279486" calcext:value-type="float">
            <text:p>28.27948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Spumante Rose Sur Lies</text:p>
          </table:table-cell>
          <table:table-cell office:value-type="string" calcext:value-type="string">
            <text:p>Lispida 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400" calcext:value-type="float">
            <text:p>4400</text:p>
          </table:table-cell>
          <table:table-cell office:value-type="float" office:value="1595" calcext:value-type="float">
            <text:p>1595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mxd1ap2r9hvxtb0wfe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Hispida Spumante Brut Bianco</text:p>
          </table:table-cell>
          <table:table-cell office:value-type="string" calcext:value-type="string">
            <text:p>Castello di Lispida</text:p>
          </table:table-cell>
          <table:table-cell office:value-type="float" office:value="24.239206" calcext:value-type="float">
            <text:p>24.23920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Spumante Phineas Arunda</text:p>
          </table:table-cell>
          <table:table-cell office:value-type="string" calcext:value-type="string">
            <text:p>J. Reiter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800" calcext:value-type="float">
            <text:p>10800</text:p>
          </table:table-cell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5cy6v6qw2dt5exfpt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merican Spumante</text:p>
          </table:table-cell>
          <table:table-cell office:value-type="string" calcext:value-type="string">
            <text:p>J. Roget</text:p>
          </table:table-cell>
          <table:table-cell office:value-type="float" office:value="16.358715" calcext:value-type="float">
            <text:p>16.35871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Spumante Brut Arunda</text:p>
          </table:table-cell>
          <table:table-cell office:value-type="string" calcext:value-type="string">
            <text:p>J. Reiter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5cy6v6qw2dt5exfpt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merican Spumante</text:p>
          </table:table-cell>
          <table:table-cell office:value-type="string" calcext:value-type="string">
            <text:p>J. Roget</text:p>
          </table:table-cell>
          <table:table-cell office:value-type="float" office:value="16.358715" calcext:value-type="float">
            <text:p>16.3587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pumante Brut Nature Cuvée 36</text:p>
          </table:table-cell>
          <table:table-cell office:value-type="string" calcext:value-type="string">
            <text:p>Casa Cater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100" calcext:value-type="float">
            <text:p>5100</text:p>
          </table:table-cell>
          <table:table-cell office:value-type="float" office:value="1850" calcext:value-type="float">
            <text:p>1850</text:p>
          </table:table-cell>
          <table:table-cell office:value-type="float" office:value="9" calcext:value-type="float">
            <text:p>9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vrgzs8kt02hpqn5n1e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36 Nature Brut</text:p>
          </table:table-cell>
          <table:table-cell office:value-type="string" calcext:value-type="string">
            <text:p>Casa Caterina</text:p>
          </table:table-cell>
          <table:table-cell office:value-type="float" office:value="48.70894" calcext:value-type="float">
            <text:p>48.7089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Spumante Brut Lamm</text:p>
          </table:table-cell>
          <table:table-cell office:value-type="string" calcext:value-type="string">
            <text:p>Wink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800" calcext:value-type="float">
            <text:p>6800</text:p>
          </table:table-cell>
          <table:table-cell office:value-type="float" office:value="2810" calcext:value-type="float">
            <text:p>2810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gz9qxsrgr2yy1jx2tphxy2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Lamm N°12 Extra Brut</text:p>
          </table:table-cell>
          <table:table-cell office:value-type="string" calcext:value-type="string">
            <text:p>Sektmanufaktur Winkler</text:p>
          </table:table-cell>
          <table:table-cell office:value-type="float" office:value="26.954475" calcext:value-type="float">
            <text:p>26.95447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Spumante P.N. extra brut Farfalla</text:p>
          </table:table-cell>
          <table:table-cell office:value-type="string" calcext:value-type="string">
            <text:p>Ballab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1870" calcext:value-type="float">
            <text:p>1870</text:p>
          </table:table-cell>
          <table:table-cell office:value-type="float" office:value="18" calcext:value-type="float">
            <text:p>18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azzb1wsxhnaehk054a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arfalla Brut</text:p>
          </table:table-cell>
          <table:table-cell office:value-type="string" calcext:value-type="string">
            <text:p>Ballabio</text:p>
          </table:table-cell>
          <table:table-cell office:value-type="float" office:value="44.12011" calcext:value-type="float">
            <text:p>44.1201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Trento doc extra Brut Vent</text:p>
          </table:table-cell>
          <table:table-cell office:value-type="string" calcext:value-type="string">
            <text:p>Tobl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  <table:table-cell office:value-type="float" office:value="1490" calcext:value-type="float">
            <text:p>1490</text:p>
          </table:table-cell>
          <table:table-cell office:value-type="float" office:value="24" calcext:value-type="float">
            <text:p>24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xwg63jx5j3jzv41p6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Vent Extra Brut</text:p>
          </table:table-cell>
          <table:table-cell office:value-type="string" calcext:value-type="string">
            <text:p>Cantina Toblino</text:p>
          </table:table-cell>
          <table:table-cell office:value-type="float" office:value="33.48539" calcext:value-type="float">
            <text:p>33.4853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Spumante Bio Poiré Fermier De Normandie</text:p>
          </table:table-cell>
          <table:table-cell office:value-type="string" calcext:value-type="string">
            <text:p>Domaine Oliv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690" calcext:value-type="float">
            <text:p>690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0k0vjvwmk44tzah3j3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rémant de Loire Brut</text:p>
          </table:table-cell>
          <table:table-cell office:value-type="string" calcext:value-type="string">
            <text:p>Domaine Olivier</text:p>
          </table:table-cell>
          <table:table-cell office:value-type="float" office:value="26.58217" calcext:value-type="float">
            <text:p>26.582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licante Nero Bio Alicante</text:p>
          </table:table-cell>
          <table:table-cell office:value-type="string" calcext:value-type="string">
            <text:p>Ampele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1490" calcext:value-type="float">
            <text:p>14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h7gg46tam15g78tw5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icante Nero</text:p>
          </table:table-cell>
          <table:table-cell office:value-type="string" calcext:value-type="string">
            <text:p>Ampeleia</text:p>
          </table:table-cell>
          <table:table-cell office:value-type="float" office:value="55.21166" calcext:value-type="float">
            <text:p>55.21166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Valmezzane</text:p>
          </table:table-cell>
          <table:table-cell office:value-type="string" calcext:value-type="string">
            <text:p>Corte Sant'Al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600" calcext:value-type="float">
            <text:p>9600</text:p>
          </table:table-cell>
          <table:table-cell office:value-type="float" office:value="4200" calcext:value-type="float">
            <text:p>42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vwef8f3pfq7wtyz6e6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Valmezzane Bio</text:p>
          </table:table-cell>
          <table:table-cell office:value-type="string" calcext:value-type="string">
            <text:p>Corte Sant'Alda</text:p>
          </table:table-cell>
          <table:table-cell office:value-type="float" office:value="49.249336" calcext:value-type="float">
            <text:p>49.24933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Ginestra</text:p>
          </table:table-cell>
          <table:table-cell office:value-type="string" calcext:value-type="string">
            <text:p>Conterno Fan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400" calcext:value-type="float">
            <text:p>10400</text:p>
          </table:table-cell>
          <table:table-cell office:value-type="float" office:value="4790" calcext:value-type="float">
            <text:p>47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jemm69xxhykex1zvn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orì Ginestra Bio</text:p>
          </table:table-cell>
          <table:table-cell office:value-type="string" calcext:value-type="string">
            <text:p>Conterno Fantino</text:p>
          </table:table-cell>
          <table:table-cell office:value-type="float" office:value="55.671455" calcext:value-type="float">
            <text:p>55.6714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Cerretta Dogc</text:p>
          </table:table-cell>
          <table:table-cell office:value-type="string" calcext:value-type="string">
            <text:p>Giovanni Ro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800" calcext:value-type="float">
            <text:p>10800</text:p>
          </table:table-cell>
          <table:table-cell office:value-type="float" office:value="3900" calcext:value-type="float">
            <text:p>3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2ddmxeft7phsrsx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erretta</text:p>
          </table:table-cell>
          <table:table-cell office:value-type="string" calcext:value-type="string">
            <text:p>Giovanni Rosso</text:p>
          </table:table-cell>
          <table:table-cell office:value-type="float" office:value="52.526657" calcext:value-type="float">
            <text:p>52.5266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Cerretta Dogc</text:p>
          </table:table-cell>
          <table:table-cell office:value-type="string" calcext:value-type="string">
            <text:p>Giovanni Ro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800" calcext:value-type="float">
            <text:p>10800</text:p>
          </table:table-cell>
          <table:table-cell office:value-type="float" office:value="5100" calcext:value-type="float">
            <text:p>5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2ddmxeft7phsrsx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erretta</text:p>
          </table:table-cell>
          <table:table-cell office:value-type="string" calcext:value-type="string">
            <text:p>Giovanni Rosso</text:p>
          </table:table-cell>
          <table:table-cell office:value-type="float" office:value="52.526657" calcext:value-type="float">
            <text:p>52.5266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Serra</text:p>
          </table:table-cell>
          <table:table-cell office:value-type="string" calcext:value-type="string">
            <text:p>Giovanni Ro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800" calcext:value-type="float">
            <text:p>10800</text:p>
          </table:table-cell>
          <table:table-cell office:value-type="float" office:value="5100" calcext:value-type="float">
            <text:p>5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f44t9mp6bzdnde35p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a Serra</text:p>
          </table:table-cell>
          <table:table-cell office:value-type="string" calcext:value-type="string">
            <text:p>Giovanni Rosso</text:p>
          </table:table-cell>
          <table:table-cell office:value-type="float" office:value="45.437313" calcext:value-type="float">
            <text:p>45.4373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Serra</text:p>
          </table:table-cell>
          <table:table-cell office:value-type="string" calcext:value-type="string">
            <text:p>Giovanni Ro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800" calcext:value-type="float">
            <text:p>10800</text:p>
          </table:table-cell>
          <table:table-cell office:value-type="float" office:value="5100" calcext:value-type="float">
            <text:p>5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f44t9mp6bzdnde35p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a Serra</text:p>
          </table:table-cell>
          <table:table-cell office:value-type="string" calcext:value-type="string">
            <text:p>Giovanni Rosso</text:p>
          </table:table-cell>
          <table:table-cell office:value-type="float" office:value="45.437313" calcext:value-type="float">
            <text:p>45.4373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Mosconi</text:p>
          </table:table-cell>
          <table:table-cell office:value-type="string" calcext:value-type="string">
            <text:p>Paru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3200" calcext:value-type="float">
            <text:p>13200</text:p>
          </table:table-cell>
          <table:table-cell office:value-type="float" office:value="6400" calcext:value-type="float">
            <text:p>6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kaqpmdebbbese7tp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e Coste - Mosconi</text:p>
          </table:table-cell>
          <table:table-cell office:value-type="string" calcext:value-type="string">
            <text:p>Parusso</text:p>
          </table:table-cell>
          <table:table-cell office:value-type="float" office:value="41.922455" calcext:value-type="float">
            <text:p>41.92245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Riserva Bricco delle Viole </text:p>
          </table:table-cell>
          <table:table-cell office:value-type="string" calcext:value-type="string">
            <text:p>460 Casina Br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7200" calcext:value-type="float">
            <text:p>72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j6gnhnepb4fks59wn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icco delle Viole</text:p>
          </table:table-cell>
          <table:table-cell office:value-type="string" calcext:value-type="string">
            <text:p>460 Casina Bric</text:p>
          </table:table-cell>
          <table:table-cell office:value-type="float" office:value="62.09609" calcext:value-type="float">
            <text:p>62.0960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Aeroplanservaj</text:p>
          </table:table-cell>
          <table:table-cell office:value-type="string" calcext:value-type="string">
            <text:p>Cl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400" calcext:value-type="float">
            <text:p>11400</text:p>
          </table:table-cell>
          <table:table-cell office:value-type="float" office:value="5400" calcext:value-type="float">
            <text:p>540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fxrpqw1d4re9846pkfws77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Aeroplanservaj</text:p>
          </table:table-cell>
          <table:table-cell office:value-type="string" calcext:value-type="string">
            <text:p>Domenico Clerico</text:p>
          </table:table-cell>
          <table:table-cell office:value-type="float" office:value="44.652416" calcext:value-type="float">
            <text:p>44.6524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fränkisch Bertholdi</text:p>
          </table:table-cell>
          <table:table-cell office:value-type="string" calcext:value-type="string">
            <text:p>Gut Ogg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6000" calcext:value-type="float">
            <text:p>16000</text:p>
          </table:table-cell>
          <table:table-cell office:value-type="float" office:value="7450" calcext:value-type="float">
            <text:p>7450</text:p>
          </table:table-cell>
          <table:table-cell office:value-type="float" office:value="6" calcext:value-type="float">
            <text:p>6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rgdec4becd4ntqsc1c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rtholdi Rot</text:p>
          </table:table-cell>
          <table:table-cell office:value-type="string" calcext:value-type="string">
            <text:p>Gut Oggau</text:p>
          </table:table-cell>
          <table:table-cell office:value-type="float" office:value="51.395023" calcext:value-type="float">
            <text:p>51.3950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llejo Felix</text:p>
          </table:table-cell>
          <table:table-cell office:value-type="string" calcext:value-type="string">
            <text:p>Callej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8200" calcext:value-type="float">
            <text:p>18200</text:p>
          </table:table-cell>
          <table:table-cell office:value-type="float" office:value="8415" calcext:value-type="float">
            <text:p>8415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rbfhs6jkjb2nh5zz4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élix Callejo (Viñedos de la Familia)</text:p>
          </table:table-cell>
          <table:table-cell office:value-type="string" calcext:value-type="string">
            <text:p>Callejo</text:p>
          </table:table-cell>
          <table:table-cell office:value-type="float" office:value="42.74971" calcext:value-type="float">
            <text:p>42.7497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Istrice </text:p>
          </table:table-cell>
          <table:table-cell office:value-type="string" calcext:value-type="string">
            <text:p>E.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625" calcext:value-type="float">
            <text:p>16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820wjbdg9fbdw0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Istrice</text:p>
          </table:table-cell>
          <table:table-cell office:value-type="string" calcext:value-type="string">
            <text:p>Elena Walch</text:p>
          </table:table-cell>
          <table:table-cell office:value-type="float" office:value="34.60315" calcext:value-type="float">
            <text:p>34.603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Franc Chinon</text:p>
          </table:table-cell>
          <table:table-cell office:value-type="string" calcext:value-type="string">
            <text:p>Les Athletes du v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200" calcext:value-type="float">
            <text:p>4200</text:p>
          </table:table-cell>
          <table:table-cell office:value-type="float" office:value="1030" calcext:value-type="float">
            <text:p>10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vb3y0kssewz4j1kx51zn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Les Athlètes du Vin</text:p>
          </table:table-cell>
          <table:table-cell office:value-type="float" office:value="43.01349" calcext:value-type="float">
            <text:p>43.0134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. Franc e Cab Sauv Poggio alle Nane</text:p>
          </table:table-cell>
          <table:table-cell office:value-type="string" calcext:value-type="string">
            <text:p>Antinori Le Morte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800" calcext:value-type="float">
            <text:p>8800</text:p>
          </table:table-cell>
          <table:table-cell office:value-type="float" office:value="3900" calcext:value-type="float">
            <text:p>3900</text:p>
          </table:table-cell>
          <table:table-cell office:value-type="float" office:value="9" calcext:value-type="float">
            <text:p>9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e100hm9p1fy6z0k4q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ggio Alle Nane</text:p>
          </table:table-cell>
          <table:table-cell office:value-type="string" calcext:value-type="string">
            <text:p>Le Mortelle</text:p>
          </table:table-cell>
          <table:table-cell office:value-type="float" office:value="51.647564" calcext:value-type="float">
            <text:p>51.64756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Merlot Ris Arzio</text:p>
          </table:table-cell>
          <table:table-cell office:value-type="string" calcext:value-type="string">
            <text:p>Baron di Pau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800" calcext:value-type="float">
            <text:p>6800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h5kmprdwyhemry8p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zio Major</text:p>
          </table:table-cell>
          <table:table-cell office:value-type="string" calcext:value-type="string">
            <text:p>Baron Di Pauli</text:p>
          </table:table-cell>
          <table:table-cell office:value-type="float" office:value="39.29504" calcext:value-type="float">
            <text:p>39.2950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Merlot Staffelfeld ROT</text:p>
          </table:table-cell>
          <table:table-cell office:value-type="string" calcext:value-type="string">
            <text:p>Baron Widm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1700" calcext:value-type="float">
            <text:p>17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za4wdx8jrjcn6q6st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-Merlot Cuvée Staffelfeld</text:p>
          </table:table-cell>
          <table:table-cell office:value-type="string" calcext:value-type="string">
            <text:p>Andreas Baron Widmann</text:p>
          </table:table-cell>
          <table:table-cell office:value-type="float" office:value="44.919735" calcext:value-type="float">
            <text:p>44.9197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Merlot Curtis</text:p>
          </table:table-cell>
          <table:table-cell office:value-type="string" calcext:value-type="string">
            <text:p>K. 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200" calcext:value-type="float">
            <text:p>3200</text:p>
          </table:table-cell>
          <table:table-cell office:value-type="float" office:value="930" calcext:value-type="float">
            <text:p>9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km4rckrvjxqzccwb7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- Cabernet Curtis</text:p>
          </table:table-cell>
          <table:table-cell office:value-type="string" calcext:value-type="string">
            <text:p>Cantina Kurtatsch</text:p>
          </table:table-cell>
          <table:table-cell office:value-type="float" office:value="36.57559" calcext:value-type="float">
            <text:p>36.5755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vignon Campaner</text:p>
          </table:table-cell>
          <table:table-cell office:value-type="string" calcext:value-type="string">
            <text:p>K. 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00" calcext:value-type="float">
            <text:p>3600</text:p>
          </table:table-cell>
          <table:table-cell office:value-type="float" office:value="1150" calcext:value-type="float">
            <text:p>1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g8terh0mgz2f03ee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Campaner</text:p>
          </table:table-cell>
          <table:table-cell office:value-type="string" calcext:value-type="string">
            <text:p>Kellerei Kaltern</text:p>
          </table:table-cell>
          <table:table-cell office:value-type="float" office:value="30.934984" calcext:value-type="float">
            <text:p>30.9349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Kermesse</text:p>
          </table:table-cell>
          <table:table-cell office:value-type="string" calcext:value-type="string">
            <text:p>E.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800" calcext:value-type="float">
            <text:p>7800</text:p>
          </table:table-cell>
          <table:table-cell office:value-type="float" office:value="3385" calcext:value-type="float">
            <text:p>33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35.82983" calcext:value-type="float">
            <text:p>35.829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Kermesse</text:p>
          </table:table-cell>
          <table:table-cell office:value-type="string" calcext:value-type="string">
            <text:p>E.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800" calcext:value-type="float">
            <text:p>7800</text:p>
          </table:table-cell>
          <table:table-cell office:value-type="float" office:value="3080" calcext:value-type="float">
            <text:p>30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35.82983" calcext:value-type="float">
            <text:p>35.829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Athos Rosso</text:p>
          </table:table-cell>
          <table:table-cell office:value-type="string" calcext:value-type="string">
            <text:p>Dolomyt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400" calcext:value-type="float">
            <text:p>7400</text:p>
          </table:table-cell>
          <table:table-cell office:value-type="float" office:value="2700" calcext:value-type="float">
            <text:p>2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jsgn8q9afa20srmmz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thos</text:p>
          </table:table-cell>
          <table:table-cell office:value-type="string" calcext:value-type="string">
            <text:p>Ansitz Dolomytos Sacker</text:p>
          </table:table-cell>
          <table:table-cell office:value-type="float" office:value="35.775227" calcext:value-type="float">
            <text:p>35.7752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Castel Campan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3200" calcext:value-type="float">
            <text:p>13200</text:p>
          </table:table-cell>
          <table:table-cell office:value-type="float" office:value="6200" calcext:value-type="float">
            <text:p>6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7fteyvmd67b82hxx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 Bio</text:p>
          </table:table-cell>
          <table:table-cell office:value-type="string" calcext:value-type="string">
            <text:p>Manincor</text:p>
          </table:table-cell>
          <table:table-cell office:value-type="float" office:value="44.376476" calcext:value-type="float">
            <text:p>44.37647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Riflesso Rosi </text:p>
          </table:table-cell>
          <table:table-cell office:value-type="string" calcext:value-type="string">
            <text:p>Eugenio Ro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900" calcext:value-type="float">
            <text:p>2900</text:p>
          </table:table-cell>
          <table:table-cell office:value-type="float" office:value="740" calcext:value-type="float">
            <text:p>7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09f20t639sbrvzpx3b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Prestige Cahors</text:p>
          </table:table-cell>
          <table:table-cell office:value-type="string" calcext:value-type="string">
            <text:p>Château Eugénie</text:p>
          </table:table-cell>
          <table:table-cell office:value-type="float" office:value="20.765678" calcext:value-type="float">
            <text:p>20.76567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Riflesso Rosi </text:p>
          </table:table-cell>
          <table:table-cell office:value-type="string" calcext:value-type="string">
            <text:p>Eugenio Ro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900" calcext:value-type="float">
            <text:p>2900</text:p>
          </table:table-cell>
          <table:table-cell office:value-type="float" office:value="890" calcext:value-type="float">
            <text:p>8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09f20t639sbrvzpx3b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Prestige Cahors</text:p>
          </table:table-cell>
          <table:table-cell office:value-type="string" calcext:value-type="string">
            <text:p>Château Eugénie</text:p>
          </table:table-cell>
          <table:table-cell office:value-type="float" office:value="20.765678" calcext:value-type="float">
            <text:p>20.76567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La Grola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1500" calcext:value-type="float">
            <text:p>1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jzz1a8gwy6nhwq2y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Grola</text:p>
          </table:table-cell>
          <table:table-cell office:value-type="string" calcext:value-type="string">
            <text:p>Allegrini</text:p>
          </table:table-cell>
          <table:table-cell office:value-type="float" office:value="44.844982" calcext:value-type="float">
            <text:p>44.8449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(Merlot/Pignolo) RS Rosso</text:p>
          </table:table-cell>
          <table:table-cell office:value-type="string" calcext:value-type="string">
            <text:p>Radik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200" calcext:value-type="float">
            <text:p>5200</text:p>
          </table:table-cell>
          <table:table-cell office:value-type="float" office:value="1920" calcext:value-type="float">
            <text:p>19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7g491e3dxszw12m9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adikon</text:p>
          </table:table-cell>
          <table:table-cell office:value-type="float" office:value="42.354733" calcext:value-type="float">
            <text:p>42.354733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Corvina, Corvinone, Rondinella, Molinara Oseleta Valpolicella Ripasso</text:p>
          </table:table-cell>
          <table:table-cell office:value-type="string" calcext:value-type="string">
            <text:p>Rubinelli Vaj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300" calcext:value-type="float">
            <text:p>5300</text:p>
          </table:table-cell>
          <table:table-cell office:value-type="float" office:value="1680" calcext:value-type="float">
            <text:p>16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f3cmc3s6xf5t7jvw89b6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Ripasso Classico Superiore</text:p>
          </table:table-cell>
          <table:table-cell office:value-type="string" calcext:value-type="string">
            <text:p>Rubinelli Vajol</text:p>
          </table:table-cell>
          <table:table-cell office:value-type="float" office:value="61.480137" calcext:value-type="float">
            <text:p>61.480137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Corvina, Corvinone, Rondinella, Molinara Oseleta Valpolicella Ripasso</text:p>
          </table:table-cell>
          <table:table-cell office:value-type="string" calcext:value-type="string">
            <text:p>Rubinelli Vaj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300" calcext:value-type="float">
            <text:p>5300</text:p>
          </table:table-cell>
          <table:table-cell office:value-type="float" office:value="1390" calcext:value-type="float">
            <text:p>139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f3cmc3s6xf5t7jvw89b6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Ripasso Classico Superiore</text:p>
          </table:table-cell>
          <table:table-cell office:value-type="string" calcext:value-type="string">
            <text:p>Rubinelli Vajol</text:p>
          </table:table-cell>
          <table:table-cell office:value-type="float" office:value="61.480137" calcext:value-type="float">
            <text:p>61.4801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Skythos</text:p>
          </table:table-cell>
          <table:table-cell office:value-type="string" calcext:value-type="string">
            <text:p>Dolomyt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6800" calcext:value-type="float">
            <text:p>6800</text:p>
          </table:table-cell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jsm0f8st53a2dywet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kythos</text:p>
          </table:table-cell>
          <table:table-cell office:value-type="string" calcext:value-type="string">
            <text:p>Ansitz Dolomytos Sacker</text:p>
          </table:table-cell>
          <table:table-cell office:value-type="float" office:value="35.106133" calcext:value-type="float">
            <text:p>35.1061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St. Julien AOC</text:p>
          </table:table-cell>
          <table:table-cell office:value-type="string" calcext:value-type="string">
            <text:p>Chateau Leoville Bart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9200" calcext:value-type="float">
            <text:p>19200</text:p>
          </table:table-cell>
          <table:table-cell office:value-type="float" office:value="9750" calcext:value-type="float">
            <text:p>9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ycw53pp4yzr8h9we8jjge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éserve Hugh Barton Saint-Julien</text:p>
          </table:table-cell>
          <table:table-cell office:value-type="string" calcext:value-type="string">
            <text:p>Château Léoville Barton</text:p>
          </table:table-cell>
          <table:table-cell office:value-type="float" office:value="42.18189" calcext:value-type="float">
            <text:p>42.1818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Reif 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800" calcext:value-type="float">
            <text:p>9800</text:p>
          </table:table-cell>
          <table:table-cell office:value-type="float" office:value="3690" calcext:value-type="float">
            <text:p>369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34.08623" calcext:value-type="float">
            <text:p>34.0862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Rot Bio</text:p>
          </table:table-cell>
          <table:table-cell office:value-type="string" calcext:value-type="string">
            <text:p>Ogg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200" calcext:value-type="float">
            <text:p>7200</text:p>
          </table:table-cell>
          <table:table-cell office:value-type="float" office:value="2870" calcext:value-type="float">
            <text:p>2870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r8vrnrz9te9esfs2nj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tanasius Rot</text:p>
          </table:table-cell>
          <table:table-cell office:value-type="string" calcext:value-type="string">
            <text:p>Gut Oggau</text:p>
          </table:table-cell>
          <table:table-cell office:value-type="float" office:value="30.26493" calcext:value-type="float">
            <text:p>30.26493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(Merl Cab Sauv-franc) Saint Emilion Gran Cru</text:p>
          </table:table-cell>
          <table:table-cell office:value-type="string" calcext:value-type="string">
            <text:p>Chateau Corbin Michot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800" calcext:value-type="float">
            <text:p>9800</text:p>
          </table:table-cell>
          <table:table-cell office:value-type="float" office:value="4450" calcext:value-type="float">
            <text:p>44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nsjgab5jgq73w9r5b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int-Émilion Grand Cru (Grand Cru Classé until 2012)</text:p>
          </table:table-cell>
          <table:table-cell office:value-type="string" calcext:value-type="string">
            <text:p>Château Corbin-Michotte</text:p>
          </table:table-cell>
          <table:table-cell office:value-type="float" office:value="51.841057" calcext:value-type="float">
            <text:p>51.841057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(Merl Cab Sauv) Saint-Estèphe Cru Bou</text:p>
          </table:table-cell>
          <table:table-cell office:value-type="string" calcext:value-type="string">
            <text:p>Chateau le Boscq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200" calcext:value-type="float">
            <text:p>7200</text:p>
          </table:table-cell>
          <table:table-cell office:value-type="float" office:value="2950" calcext:value-type="float">
            <text:p>29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dz09arbr80z4zjd4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Le Boscq Saint-Estèphe Cru Bourgeois Exceptionnel</text:p>
          </table:table-cell>
          <table:table-cell office:value-type="string" calcext:value-type="string">
            <text:p>Château Le Boscq</text:p>
          </table:table-cell>
          <table:table-cell office:value-type="float" office:value="33.6598" calcext:value-type="float">
            <text:p>33.6598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Dolomiti Rosso TAN SAI XVI Comete</text:p>
          </table:table-cell>
          <table:table-cell office:value-type="string" calcext:value-type="string">
            <text:p>A.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800" calcext:value-type="float">
            <text:p>480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ffb9q9xjk1f31ccd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n Sai XVI</text:p>
          </table:table-cell>
          <table:table-cell office:value-type="string" calcext:value-type="string">
            <text:p>Alois Lageder</text:p>
          </table:table-cell>
          <table:table-cell office:value-type="float" office:value="40.17018" calcext:value-type="float">
            <text:p>40.1701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NATSCH XVI Comete</text:p>
          </table:table-cell>
          <table:table-cell office:value-type="string" calcext:value-type="string">
            <text:p>A.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800" calcext:value-type="float">
            <text:p>480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fnr3jqy9qd9rdsa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atsch XVI</text:p>
          </table:table-cell>
          <table:table-cell office:value-type="string" calcext:value-type="string">
            <text:p>Alois Lageder</text:p>
          </table:table-cell>
          <table:table-cell office:value-type="float" office:value="38.799988" calcext:value-type="float">
            <text:p>38.79998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MAX XIX</text:p>
          </table:table-cell>
          <table:table-cell office:value-type="string" calcext:value-type="string">
            <text:p>A.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hmwgfrtkxtexn2hh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lois Lageder</text:p>
          </table:table-cell>
          <table:table-cell office:value-type="float" office:value="30.22872" calcext:value-type="float">
            <text:p>30.228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(CS.CF.Mer.Pet.V) Noi 4</text:p>
          </table:table-cell>
          <table:table-cell office:value-type="string" calcext:value-type="string">
            <text:p>Tenuta sette cie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650" calcext:value-type="float">
            <text:p>16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e6ka0w4nmg62k7aqh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oi 4 Bolgheri</text:p>
          </table:table-cell>
          <table:table-cell office:value-type="string" calcext:value-type="string">
            <text:p>Tenuta dei Sette Cieli</text:p>
          </table:table-cell>
          <table:table-cell office:value-type="float" office:value="45.009167" calcext:value-type="float">
            <text:p>45.00916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C.S, C.F., Merl Sondraia Rosso Sup</text:p>
          </table:table-cell>
          <table:table-cell office:value-type="string" calcext:value-type="string">
            <text:p>Poggio al Tesoro Bolghe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400" calcext:value-type="float">
            <text:p>10400</text:p>
          </table:table-cell>
          <table:table-cell office:value-type="float" office:value="4800" calcext:value-type="float">
            <text:p>48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egpzaqk3nqjq7kxpw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ndraia Bolgheri</text:p>
          </table:table-cell>
          <table:table-cell office:value-type="string" calcext:value-type="string">
            <text:p>Poggio Al Tesoro</text:p>
          </table:table-cell>
          <table:table-cell office:value-type="float" office:value="45.84664" calcext:value-type="float">
            <text:p>45.8466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Pauillac 1er Cru</text:p>
          </table:table-cell>
          <table:table-cell office:value-type="string" calcext:value-type="string">
            <text:p>Chateau Lato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02000" calcext:value-type="float">
            <text:p>102000</text:p>
          </table:table-cell>
          <table:table-cell office:value-type="float" office:value="54200" calcext:value-type="float">
            <text:p>5420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5dpgyybcekf6gdgd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uillac de Latour</text:p>
          </table:table-cell>
          <table:table-cell office:value-type="string" calcext:value-type="string">
            <text:p>Château Latour</text:p>
          </table:table-cell>
          <table:table-cell office:value-type="float" office:value="30.84075" calcext:value-type="float">
            <text:p>30.8407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Margaux 1er Cru</text:p>
          </table:table-cell>
          <table:table-cell office:value-type="string" calcext:value-type="string">
            <text:p>Chateau Margau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02000" calcext:value-type="float">
            <text:p>102000</text:p>
          </table:table-cell>
          <table:table-cell office:value-type="float" office:value="48000" calcext:value-type="float">
            <text:p>4800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ycw57y0q4pyemstq3xcfb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telet Margaux Heath</text:p>
          </table:table-cell>
          <table:table-cell office:value-type="string" calcext:value-type="string">
            <text:p>Château Margaux</text:p>
          </table:table-cell>
          <table:table-cell office:value-type="float" office:value="33.818535" calcext:value-type="float">
            <text:p>33.818535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Saint Emilion Gran Cru</text:p>
          </table:table-cell>
          <table:table-cell office:value-type="string" calcext:value-type="string">
            <text:p>Chateau Pavie Macqu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9800" calcext:value-type="float">
            <text:p>19800</text:p>
          </table:table-cell>
          <table:table-cell office:value-type="float" office:value="9600" calcext:value-type="float">
            <text:p>96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nq5nr9b5q4emyx3rj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int-Émilion Grand Cru (Premier Grand Cru Classé)</text:p>
          </table:table-cell>
          <table:table-cell office:value-type="string" calcext:value-type="string">
            <text:p>Château Pavie Macquin</text:p>
          </table:table-cell>
          <table:table-cell office:value-type="float" office:value="53.988197" calcext:value-type="float">
            <text:p>53.9881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Pessac-Leognan</text:p>
          </table:table-cell>
          <table:table-cell office:value-type="string" calcext:value-type="string">
            <text:p>Chateau La Gard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800" calcext:value-type="float">
            <text:p>6800</text:p>
          </table:table-cell>
          <table:table-cell office:value-type="float" office:value="2700" calcext:value-type="float">
            <text:p>2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jr5j6w3v9w3qza5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ssac-Léognan</text:p>
          </table:table-cell>
          <table:table-cell office:value-type="string" calcext:value-type="string">
            <text:p>Château La Garde</text:p>
          </table:table-cell>
          <table:table-cell office:value-type="float" office:value="45.036095" calcext:value-type="float">
            <text:p>45.036095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C. S., Mer, Cabe F Pet V. Pauillac 1er Cru</text:p>
          </table:table-cell>
          <table:table-cell office:value-type="string" calcext:value-type="string">
            <text:p>Chateau Mountan Rothschil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8000" calcext:value-type="float">
            <text:p>98000</text:p>
          </table:table-cell>
          <table:table-cell office:value-type="float" office:value="46000" calcext:value-type="float">
            <text:p>4600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tweccng1hdybg8d45h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seillan Pauillac</text:p>
          </table:table-cell>
          <table:table-cell office:value-type="string" calcext:value-type="string">
            <text:p>Château Lafite Rothschild</text:p>
          </table:table-cell>
          <table:table-cell office:value-type="float" office:value="27.955198" calcext:value-type="float">
            <text:p>27.95519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Cab Sau, Merlot Pauillac 1er Cru</text:p>
          </table:table-cell>
          <table:table-cell office:value-type="string" calcext:value-type="string">
            <text:p>Chateau Pichon Bar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2000" calcext:value-type="float">
            <text:p>42000</text:p>
          </table:table-cell>
          <table:table-cell office:value-type="float" office:value="18250" calcext:value-type="float">
            <text:p>18250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a1t3p2sj6mc13fkxz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uillac Grand Cru Classé</text:p>
          </table:table-cell>
          <table:table-cell office:value-type="string" calcext:value-type="string">
            <text:p>Château Pichon Baron</text:p>
          </table:table-cell>
          <table:table-cell office:value-type="float" office:value="42.244198" calcext:value-type="float">
            <text:p>42.24419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Frappato di Vittoria Frappato</text:p>
          </table:table-cell>
          <table:table-cell office:value-type="string" calcext:value-type="string">
            <text:p>Tenuta Bastona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800" calcext:value-type="float">
            <text:p>2800</text:p>
          </table:table-cell>
          <table:table-cell office:value-type="float" office:value="780" calcext:value-type="float">
            <text:p>7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mcg92vhxh5e91r9f3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appato</text:p>
          </table:table-cell>
          <table:table-cell office:value-type="string" calcext:value-type="string">
            <text:p>Tenuta Bastonaca</text:p>
          </table:table-cell>
          <table:table-cell office:value-type="float" office:value="59.749863" calcext:value-type="float">
            <text:p>59.74986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Porphyr Riserva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800" calcext:value-type="float">
            <text:p>8800</text:p>
          </table:table-cell>
          <table:table-cell office:value-type="float" office:value="3810" calcext:value-type="float">
            <text:p>38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735096" calcext:value-type="float">
            <text:p>49.73509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Porphyr Riserva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800" calcext:value-type="float">
            <text:p>8800</text:p>
          </table:table-cell>
          <table:table-cell office:value-type="float" office:value="4250" calcext:value-type="float">
            <text:p>4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735096" calcext:value-type="float">
            <text:p>49.7350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Lagrein</text:p>
          </table:table-cell>
          <table:table-cell office:value-type="string" calcext:value-type="string">
            <text:p>St. Micha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200" calcext:value-type="float">
            <text:p>3200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mvttfthx7xpfk033c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St. Michael-Eppan</text:p>
          </table:table-cell>
          <table:table-cell office:value-type="float" office:value="39.196" calcext:value-type="float">
            <text:p>39.19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Mayr Joseph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0400" calcext:value-type="float">
            <text:p>10400</text:p>
          </table:table-cell>
          <table:table-cell office:value-type="float" office:value="4690" calcext:value-type="float">
            <text:p>46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vwefp3sp44s9dkefvwjy7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Th.Mayr &amp; Sohne</text:p>
          </table:table-cell>
          <table:table-cell office:value-type="float" office:value="30.2091" calcext:value-type="float">
            <text:p>30.209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Frauenrigl</text:p>
          </table:table-cell>
          <table:table-cell office:value-type="string" calcext:value-type="string">
            <text:p>K.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00" calcext:value-type="float">
            <text:p>4800</text:p>
          </table:table-cell>
          <table:table-cell office:value-type="float" office:value="1800" calcext:value-type="float">
            <text:p>18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hg6p05dtb3mt48nevbyebg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Frauenrigl</text:p>
          </table:table-cell>
          <table:table-cell office:value-type="string" calcext:value-type="string">
            <text:p>Cantina Kurtatsch</text:p>
          </table:table-cell>
          <table:table-cell office:value-type="float" office:value="41.581505" calcext:value-type="float">
            <text:p>41.58150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Frauenrigl</text:p>
          </table:table-cell>
          <table:table-cell office:value-type="string" calcext:value-type="string">
            <text:p>K.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1830" calcext:value-type="float">
            <text:p>18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hg6p05dtb3mt48nevbyebg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Frauenrigl</text:p>
          </table:table-cell>
          <table:table-cell office:value-type="string" calcext:value-type="string">
            <text:p>Cantina Kurtatsch</text:p>
          </table:table-cell>
          <table:table-cell office:value-type="float" office:value="41.581505" calcext:value-type="float">
            <text:p>41.5815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Ottanta</text:p>
          </table:table-cell>
          <table:table-cell office:value-type="string" calcext:value-type="string">
            <text:p>Egger Ra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200" calcext:value-type="float">
            <text:p>8200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06mahp0z4bnrm73mk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Ottanta Rosso</text:p>
          </table:table-cell>
          <table:table-cell office:value-type="string" calcext:value-type="string">
            <text:p>Egger-Ramer</text:p>
          </table:table-cell>
          <table:table-cell office:value-type="float" office:value="58.742508" calcext:value-type="float">
            <text:p>58.74250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Chaos Totl IGT</text:p>
          </table:table-cell>
          <table:table-cell office:value-type="string" calcext:value-type="string">
            <text:p>Pranz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490" calcext:value-type="float">
            <text:p>14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02q2t3aycbb7eskm5h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urenc</text:p>
          </table:table-cell>
          <table:table-cell office:value-type="string" calcext:value-type="string">
            <text:p>Pranzegg</text:p>
          </table:table-cell>
          <table:table-cell office:value-type="float" office:value="38.179256" calcext:value-type="float">
            <text:p>38.1792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aut</text:p>
          </table:table-cell>
          <table:table-cell office:value-type="string" calcext:value-type="string">
            <text:p>Waldtha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600" calcext:value-type="float">
            <text:p>6600</text:p>
          </table:table-cell>
          <table:table-cell office:value-type="float" office:value="2360" calcext:value-type="float">
            <text:p>23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rc6wrqdx5r63jq528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aut</text:p>
          </table:table-cell>
          <table:table-cell office:value-type="string" calcext:value-type="string">
            <text:p>Clemens Waldthaler</text:p>
          </table:table-cell>
          <table:table-cell office:value-type="float" office:value="39.58937" calcext:value-type="float">
            <text:p>39.589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Morus</text:p>
          </table:table-cell>
          <table:table-cell office:value-type="string" calcext:value-type="string">
            <text:p>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7200" calcext:value-type="float">
            <text:p>7200</text:p>
          </table:table-cell>
          <table:table-cell office:value-type="float" office:value="2800" calcext:value-type="float">
            <text:p>2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th3z2rs2k3ztpts1z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Morus</text:p>
          </table:table-cell>
          <table:table-cell office:value-type="string" calcext:value-type="string">
            <text:p>Weingut H.Lentsch</text:p>
          </table:table-cell>
          <table:table-cell office:value-type="float" office:value="38.052692" calcext:value-type="float">
            <text:p>38.0526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Mühlweg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800" calcext:value-type="float">
            <text:p>5800</text:p>
          </table:table-cell>
          <table:table-cell office:value-type="float" office:value="2460" calcext:value-type="float">
            <text:p>24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hkt8065fe1wvzsq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Vigna Mühlweg</text:p>
          </table:table-cell>
          <table:table-cell office:value-type="string" calcext:value-type="string">
            <text:p>Ignaz Niedrist</text:p>
          </table:table-cell>
          <table:table-cell office:value-type="float" office:value="37.6909" calcext:value-type="float">
            <text:p>37.690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Alto Adige DOC</text:p>
          </table:table-cell>
          <table:table-cell office:value-type="string" calcext:value-type="string">
            <text:p>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200" calcext:value-type="float">
            <text:p>4200</text:p>
          </table:table-cell>
          <table:table-cell office:value-type="float" office:value="1290" calcext:value-type="float">
            <text:p>12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4jgezad1p3cqyf45q8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kus Blaufränkisch Ried Lüss Alte Reben</text:p>
          </table:table-cell>
          <table:table-cell office:value-type="string" calcext:value-type="string">
            <text:p>Lentsch</text:p>
          </table:table-cell>
          <table:table-cell office:value-type="float" office:value="27.663057" calcext:value-type="float">
            <text:p>27.66305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Cabernet Franc Altrovino</text:p>
          </table:table-cell>
          <table:table-cell office:value-type="string" calcext:value-type="string">
            <text:p>Costa Tosca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800" calcext:value-type="float">
            <text:p>5800</text:p>
          </table:table-cell>
          <table:table-cell office:value-type="float" office:value="2240" calcext:value-type="float">
            <text:p>22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prfa22crdxwrfkxcf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rfeo Cabernet Franc - Merlot</text:p>
          </table:table-cell>
          <table:table-cell office:value-type="string" calcext:value-type="string">
            <text:p>La Costa</text:p>
          </table:table-cell>
          <table:table-cell office:value-type="float" office:value="25.66863" calcext:value-type="float">
            <text:p>25.6686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Cabernet Franc Altrovino</text:p>
          </table:table-cell>
          <table:table-cell office:value-type="string" calcext:value-type="string">
            <text:p>Costa Tosca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800" calcext:value-type="float">
            <text:p>5800</text:p>
          </table:table-cell>
          <table:table-cell office:value-type="float" office:value="2150" calcext:value-type="float">
            <text:p>2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prfa22crdxwrfkxcf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rfeo Cabernet Franc - Merlot</text:p>
          </table:table-cell>
          <table:table-cell office:value-type="string" calcext:value-type="string">
            <text:p>La Costa</text:p>
          </table:table-cell>
          <table:table-cell office:value-type="float" office:value="25.66863" calcext:value-type="float">
            <text:p>25.668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anghe Doc</text:p>
          </table:table-cell>
          <table:table-cell office:value-type="string" calcext:value-type="string">
            <text:p>Giovanni Ro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1300" calcext:value-type="float">
            <text:p>13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eyh399ek2817gs3m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</text:p>
          </table:table-cell>
          <table:table-cell office:value-type="string" calcext:value-type="string">
            <text:p>Giovanni Rosso</text:p>
          </table:table-cell>
          <table:table-cell office:value-type="float" office:value="46.743103" calcext:value-type="float">
            <text:p>46.7431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Barbaresco Ronchi</text:p>
          </table:table-cell>
          <table:table-cell office:value-type="string" calcext:value-type="string">
            <text:p>Rocca Alb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200" calcext:value-type="float">
            <text:p>8200</text:p>
          </table:table-cell>
          <table:table-cell office:value-type="float" office:value="3400" calcext:value-type="float">
            <text:p>3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hke5vkbq4k6qb9q7wcpjz8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onchi</text:p>
          </table:table-cell>
          <table:table-cell office:value-type="string" calcext:value-type="string">
            <text:p>Albino Rocca</text:p>
          </table:table-cell>
          <table:table-cell office:value-type="float" office:value="52.122272" calcext:value-type="float">
            <text:p>52.1222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d'Alba Réva</text:p>
          </table:table-cell>
          <table:table-cell office:value-type="string" calcext:value-type="string">
            <text:p>Ré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390" calcext:value-type="float">
            <text:p>13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4kt52mhe7gw6p4dt8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d'Alba</text:p>
          </table:table-cell>
          <table:table-cell office:value-type="string" calcext:value-type="string">
            <text:p>Réva</text:p>
          </table:table-cell>
          <table:table-cell office:value-type="float" office:value="37.645557" calcext:value-type="float">
            <text:p>37.64555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rello Mascalese Etna Rosso DOC</text:p>
          </table:table-cell>
          <table:table-cell office:value-type="string" calcext:value-type="string">
            <text:p>Pietradolc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800" calcext:value-type="float">
            <text:p>5800</text:p>
          </table:table-cell>
          <table:table-cell office:value-type="float" office:value="2450" calcext:value-type="float">
            <text:p>24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8a911n26e40pykf8j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ello Mascalese Contrada Rampante</text:p>
          </table:table-cell>
          <table:table-cell office:value-type="string" calcext:value-type="string">
            <text:p>Pietradolce</text:p>
          </table:table-cell>
          <table:table-cell office:value-type="float" office:value="44.98011" calcext:value-type="float">
            <text:p>44.9801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rello Mascalese Quota 1000</text:p>
          </table:table-cell>
          <table:table-cell office:value-type="string" calcext:value-type="string">
            <text:p>Grac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3200" calcext:value-type="float">
            <text:p>132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cgs4hbxb70xz70szs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Quota 1000 Barbabecchi</text:p>
          </table:table-cell>
          <table:table-cell office:value-type="string" calcext:value-type="string">
            <text:p>Graci</text:p>
          </table:table-cell>
          <table:table-cell office:value-type="float" office:value="39.496742" calcext:value-type="float">
            <text:p>39.4967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rello Mascalese Quota 1000</text:p>
          </table:table-cell>
          <table:table-cell office:value-type="string" calcext:value-type="string">
            <text:p>Grac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4500" calcext:value-type="float">
            <text:p>14500</text:p>
          </table:table-cell>
          <table:table-cell office:value-type="float" office:value="9500" calcext:value-type="float">
            <text:p>9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cgs4hbxb70xz70szs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Quota 1000 Barbabecchi</text:p>
          </table:table-cell>
          <table:table-cell office:value-type="string" calcext:value-type="string">
            <text:p>Graci</text:p>
          </table:table-cell>
          <table:table-cell office:value-type="float" office:value="39.496742" calcext:value-type="float">
            <text:p>39.49674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rello Mascalese Etna Rosso Arcuria</text:p>
          </table:table-cell>
          <table:table-cell office:value-type="string" calcext:value-type="string">
            <text:p>Grac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800" calcext:value-type="float">
            <text:p>6800</text:p>
          </table:table-cell>
          <table:table-cell office:value-type="float" office:value="2900" calcext:value-type="float">
            <text:p>29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rhfrqxavtjec8jrft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curìa Etna Rosso</text:p>
          </table:table-cell>
          <table:table-cell office:value-type="string" calcext:value-type="string">
            <text:p>Graci</text:p>
          </table:table-cell>
          <table:table-cell office:value-type="float" office:value="44.223186" calcext:value-type="float">
            <text:p>44.22318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rello Mascalese Etna Rosso</text:p>
          </table:table-cell>
          <table:table-cell office:value-type="string" calcext:value-type="string">
            <text:p>De Bartoli Et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400" calcext:value-type="float">
            <text:p>5400</text:p>
          </table:table-cell>
          <table:table-cell office:value-type="float" office:value="2060" calcext:value-type="float">
            <text:p>20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sykhhcnfwd92g6ex970k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ntrada Rampante Etna Rosso</text:p>
          </table:table-cell>
          <table:table-cell office:value-type="string" calcext:value-type="string">
            <text:p>De Bartoli Etna</text:p>
          </table:table-cell>
          <table:table-cell office:value-type="float" office:value="47.136776" calcext:value-type="float">
            <text:p>47.136776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rello Mascalese Contrada</text:p>
          </table:table-cell>
          <table:table-cell office:value-type="string" calcext:value-type="string">
            <text:p>Passopiscia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600" calcext:value-type="float">
            <text:p>7600</text:p>
          </table:table-cell>
          <table:table-cell office:value-type="float" office:value="3400" calcext:value-type="float">
            <text:p>3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0nyg0cq26r15ngrkwz3kam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ello Mascalese Contrada C Chiappemacine</text:p>
          </table:table-cell>
          <table:table-cell office:value-type="string" calcext:value-type="string">
            <text:p>Franchetti - Passopisciaro</text:p>
          </table:table-cell>
          <table:table-cell office:value-type="float" office:value="44.64873" calcext:value-type="float">
            <text:p>44.648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Mason di Mason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800" calcext:value-type="float">
            <text:p>9800</text:p>
          </table:table-cell>
          <table:table-cell office:value-type="float" office:value="4500" calcext:value-type="float">
            <text:p>45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78jz57rmx7y4yqhq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di Mason Bio</text:p>
          </table:table-cell>
          <table:table-cell office:value-type="string" calcext:value-type="string">
            <text:p>Manincor</text:p>
          </table:table-cell>
          <table:table-cell office:value-type="float" office:value="47.52612" calcext:value-type="float">
            <text:p>47.5261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Mazzon</text:p>
          </table:table-cell>
          <table:table-cell office:value-type="string" calcext:value-type="string">
            <text:p>W. Gottar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200" calcext:value-type="float">
            <text:p>5200</text:p>
          </table:table-cell>
          <table:table-cell office:value-type="float" office:value="2140" calcext:value-type="float">
            <text:p>21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ebrh0qmjah9pq4h94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Tenuta Gottardi</text:p>
          </table:table-cell>
          <table:table-cell office:value-type="float" office:value="33.256977" calcext:value-type="float">
            <text:p>33.2569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Thaler Hof</text:p>
          </table:table-cell>
          <table:table-cell office:value-type="string" calcext:value-type="string">
            <text:p>Maso Tha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1450" calcext:value-type="float">
            <text:p>14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5885jmxwhjstx5fcj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Maso Thaler</text:p>
          </table:table-cell>
          <table:table-cell office:value-type="float" office:value="42.930134" calcext:value-type="float">
            <text:p>42.93013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Riserva Thaler Hof</text:p>
          </table:table-cell>
          <table:table-cell office:value-type="string" calcext:value-type="string">
            <text:p>Maso Thaler 680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200" calcext:value-type="float">
            <text:p>7200</text:p>
          </table:table-cell>
          <table:table-cell office:value-type="float" office:value="2200" calcext:value-type="float">
            <text:p>2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588damq0a32stxky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680</text:p>
          </table:table-cell>
          <table:table-cell office:value-type="string" calcext:value-type="string">
            <text:p>Maso Thaler</text:p>
          </table:table-cell>
          <table:table-cell office:value-type="float" office:value="43.73976" calcext:value-type="float">
            <text:p>43.7397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Riserva</text:p>
          </table:table-cell>
          <table:table-cell office:value-type="string" calcext:value-type="string">
            <text:p>Strob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900" calcext:value-type="float">
            <text:p>6900</text:p>
          </table:table-cell>
          <table:table-cell office:value-type="float" office:value="2940" calcext:value-type="float">
            <text:p>29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4dg4z70315dtesvmw4ye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lektion Sepp Hanni Pinot Nero Riserva</text:p>
          </table:table-cell>
          <table:table-cell office:value-type="string" calcext:value-type="string">
            <text:p>Stroblhof</text:p>
          </table:table-cell>
          <table:table-cell office:value-type="float" office:value="39.02909" calcext:value-type="float">
            <text:p>39.0290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Sepp Hanni </text:p>
          </table:table-cell>
          <table:table-cell office:value-type="string" calcext:value-type="string">
            <text:p>Strob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600" calcext:value-type="float">
            <text:p>11600</text:p>
          </table:table-cell>
          <table:table-cell office:value-type="float" office:value="5600" calcext:value-type="float">
            <text:p>5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4dg4z70315dtesvmw4ye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lektion Sepp Hanni Pinot Nero Riserva</text:p>
          </table:table-cell>
          <table:table-cell office:value-type="string" calcext:value-type="string">
            <text:p>Stroblhof</text:p>
          </table:table-cell>
          <table:table-cell office:value-type="float" office:value="50.175076" calcext:value-type="float">
            <text:p>50.1750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Gevrey Chambertin</text:p>
          </table:table-cell>
          <table:table-cell office:value-type="string" calcext:value-type="string">
            <text:p>Harmand Geoffro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600" calcext:value-type="float">
            <text:p>9600</text:p>
          </table:table-cell>
          <table:table-cell office:value-type="float" office:value="4250" calcext:value-type="float">
            <text:p>42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5hsj8q8efvsqey9r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</text:p>
          </table:table-cell>
          <table:table-cell office:value-type="string" calcext:value-type="string">
            <text:p>Harmand-Geoffroy</text:p>
          </table:table-cell>
          <table:table-cell office:value-type="float" office:value="50.172882" calcext:value-type="float">
            <text:p>50.1728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Gevrey Chambertin</text:p>
          </table:table-cell>
          <table:table-cell office:value-type="string" calcext:value-type="string">
            <text:p>Harmand Geoffro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600" calcext:value-type="float">
            <text:p>9600</text:p>
          </table:table-cell>
          <table:table-cell office:value-type="float" office:value="3950" calcext:value-type="float">
            <text:p>3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5hsj8q8efvsqey9r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</text:p>
          </table:table-cell>
          <table:table-cell office:value-type="string" calcext:value-type="string">
            <text:p>Harmand-Geoffroy</text:p>
          </table:table-cell>
          <table:table-cell office:value-type="float" office:value="50.172882" calcext:value-type="float">
            <text:p>50.1728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Riserva Vigna Ganger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7600" calcext:value-type="float">
            <text:p>17600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Girlan</text:p>
          </table:table-cell>
          <table:table-cell office:value-type="float" office:value="43.174904" calcext:value-type="float">
            <text:p>43.1749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Riserva</text:p>
          </table:table-cell>
          <table:table-cell office:value-type="string" calcext:value-type="string">
            <text:p>Wildmo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600" calcext:value-type="float">
            <text:p>10600</text:p>
          </table:table-cell>
          <table:table-cell office:value-type="float" office:value="4500" calcext:value-type="float">
            <text:p>4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gamddqa0h9j94h7y6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Weingut Wildmonn</text:p>
          </table:table-cell>
          <table:table-cell office:value-type="float" office:value="34.278847" calcext:value-type="float">
            <text:p>34.2788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Riserva</text:p>
          </table:table-cell>
          <table:table-cell office:value-type="string" calcext:value-type="string">
            <text:p>Wildmo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600" calcext:value-type="float">
            <text:p>10600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gamddqa0h9j94h7y6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Weingut Wildmonn</text:p>
          </table:table-cell>
          <table:table-cell office:value-type="float" office:value="34.278847" calcext:value-type="float">
            <text:p>34.27884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Flora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1800" calcext:value-type="float">
            <text:p>18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pmtdttdcbypask6ra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Flora</text:p>
          </table:table-cell>
          <table:table-cell office:value-type="string" calcext:value-type="string">
            <text:p>Girlan</text:p>
          </table:table-cell>
          <table:table-cell office:value-type="float" office:value="35.75501" calcext:value-type="float">
            <text:p>35.7550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Aton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8200" calcext:value-type="float">
            <text:p>18200</text:p>
          </table:table-cell>
          <table:table-cell office:value-type="float" office:value="9600" calcext:value-type="float">
            <text:p>9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rbg23ev9fdyw7ar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Aton</text:p>
          </table:table-cell>
          <table:table-cell office:value-type="string" calcext:value-type="string">
            <text:p>Elena Walch</text:p>
          </table:table-cell>
          <table:table-cell office:value-type="float" office:value="50.23941" calcext:value-type="float">
            <text:p>50.2394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Vom Lehm</text:p>
          </table:table-cell>
          <table:table-cell office:value-type="string" calcext:value-type="string">
            <text:p>Rohreg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2950" calcext:value-type="float">
            <text:p>29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wwcz7q0etm0qth72v02h9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om Lehm</text:p>
          </table:table-cell>
          <table:table-cell office:value-type="string" calcext:value-type="string">
            <text:p>Rohregger</text:p>
          </table:table-cell>
          <table:table-cell office:value-type="float" office:value="46.35526" calcext:value-type="float">
            <text:p>46.3552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Spatburgunder</text:p>
          </table:table-cell>
          <table:table-cell office:value-type="string" calcext:value-type="string">
            <text:p>Salw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400" calcext:value-type="float">
            <text:p>5400</text:p>
          </table:table-cell>
          <table:table-cell office:value-type="float" office:value="2050" calcext:value-type="float">
            <text:p>20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4dfcjgda1p0xjaxjbc0v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Kaiserstuhl</text:p>
          </table:table-cell>
          <table:table-cell office:value-type="string" calcext:value-type="string">
            <text:p>Salwey</text:p>
          </table:table-cell>
          <table:table-cell office:value-type="float" office:value="30.989428" calcext:value-type="float">
            <text:p>30.9894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Volnay 1er Cru Clos..</text:p>
          </table:table-cell>
          <table:table-cell office:value-type="string" calcext:value-type="string">
            <text:p>Rossign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6200" calcext:value-type="float">
            <text:p>16200</text:p>
          </table:table-cell>
          <table:table-cell office:value-type="float" office:value="8200" calcext:value-type="float">
            <text:p>82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wwcxnswv2xnha9j3pntjn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lnay 1er Cru</text:p>
          </table:table-cell>
          <table:table-cell office:value-type="string" calcext:value-type="string">
            <text:p>Roger Rossignol</text:p>
          </table:table-cell>
          <table:table-cell office:value-type="float" office:value="33.832153" calcext:value-type="float">
            <text:p>33.83215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Chambolle Musigny Vieil V.</text:p>
          </table:table-cell>
          <table:table-cell office:value-type="string" calcext:value-type="string">
            <text:p>Lignier Miche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800" calcext:value-type="float">
            <text:p>8800</text:p>
          </table:table-cell>
          <table:table-cell office:value-type="float" office:value="3825" calcext:value-type="float">
            <text:p>38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v5gtbagn8mnmrw004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mbolle-Musigny</text:p>
          </table:table-cell>
          <table:table-cell office:value-type="string" calcext:value-type="string">
            <text:p>Lignier-Michelot</text:p>
          </table:table-cell>
          <table:table-cell office:value-type="float" office:value="54.965214" calcext:value-type="float">
            <text:p>54.96521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1er Cru Vosne Romanée</text:p>
          </table:table-cell>
          <table:table-cell office:value-type="string" calcext:value-type="string">
            <text:p>Aurélien Verd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9600" calcext:value-type="float">
            <text:p>19600</text:p>
          </table:table-cell>
          <table:table-cell office:value-type="float" office:value="8200" calcext:value-type="float">
            <text:p>8200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sym0syektf6d0zxwmdre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sne-Romanée</text:p>
          </table:table-cell>
          <table:table-cell office:value-type="string" calcext:value-type="string">
            <text:p>Aurélien Verdet</text:p>
          </table:table-cell>
          <table:table-cell office:value-type="float" office:value="53.825737" calcext:value-type="float">
            <text:p>53.82573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Vosne-Romanèe V.V.</text:p>
          </table:table-cell>
          <table:table-cell office:value-type="string" calcext:value-type="string">
            <text:p>Aurélien Verd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3800" calcext:value-type="float">
            <text:p>13800</text:p>
          </table:table-cell>
          <table:table-cell office:value-type="float" office:value="6500" calcext:value-type="float">
            <text:p>6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sym0syektf6d0zxwmdre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sne-Romanée</text:p>
          </table:table-cell>
          <table:table-cell office:value-type="string" calcext:value-type="string">
            <text:p>Aurélien Verdet</text:p>
          </table:table-cell>
          <table:table-cell office:value-type="float" office:value="53.825737" calcext:value-type="float">
            <text:p>53.82573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Riserva Pommard</text:p>
          </table:table-cell>
          <table:table-cell office:value-type="string" calcext:value-type="string">
            <text:p>Billard Pere &amp; Fil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0400" calcext:value-type="float">
            <text:p>10400</text:p>
          </table:table-cell>
          <table:table-cell office:value-type="float" office:value="4800" calcext:value-type="float">
            <text:p>4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hf0vbc3ftf5prmnjy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mard</text:p>
          </table:table-cell>
          <table:table-cell office:value-type="string" calcext:value-type="string">
            <text:p>Domaine Billard Père &amp; Fils</text:p>
          </table:table-cell>
          <table:table-cell office:value-type="float" office:value="35.56249" calcext:value-type="float">
            <text:p>35.5624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Bourgogne</text:p>
          </table:table-cell>
          <table:table-cell office:value-type="string" calcext:value-type="string">
            <text:p>Mark Hais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800" calcext:value-type="float">
            <text:p>6800</text:p>
          </table:table-cell>
          <table:table-cell office:value-type="float" office:value="2750" calcext:value-type="float">
            <text:p>27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gxwb7pjys76s630dv9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urgogne Pinot Noir</text:p>
          </table:table-cell>
          <table:table-cell office:value-type="string" calcext:value-type="string">
            <text:p>Mark Haisma</text:p>
          </table:table-cell>
          <table:table-cell office:value-type="float" office:value="43.852123" calcext:value-type="float">
            <text:p>43.85212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oulsard Arbois</text:p>
          </table:table-cell>
          <table:table-cell office:value-type="string" calcext:value-type="string">
            <text:p>Domaine A. Gu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1889" calcext:value-type="float">
            <text:p>188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vfsj6by31kqstgp5hk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eilles Vignes Poulsard Arbois</text:p>
          </table:table-cell>
          <table:table-cell office:value-type="string" calcext:value-type="string">
            <text:p>Amelie Guillot</text:p>
          </table:table-cell>
          <table:table-cell office:value-type="float" office:value="31.813368" calcext:value-type="float">
            <text:p>31.8133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Brunó</text:p>
          </table:table-cell>
          <table:table-cell office:value-type="string" calcext:value-type="string">
            <text:p>Tassi Fab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t1eq65k2yav8wa1yf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o Rosso</text:p>
          </table:table-cell>
          <table:table-cell office:value-type="string" calcext:value-type="string">
            <text:p>Tassi</text:p>
          </table:table-cell>
          <table:table-cell office:value-type="float" office:value="35.005466" calcext:value-type="float">
            <text:p>35.00546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Caparsino</text:p>
          </table:table-cell>
          <table:table-cell office:value-type="string" calcext:value-type="string">
            <text:p>Capar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400" calcext:value-type="float">
            <text:p>6400</text:p>
          </table:table-cell>
          <table:table-cell office:value-type="float" office:value="2700" calcext:value-type="float">
            <text:p>27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vmq0tsjkn3h91dxzmc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Riserva Caparsino Bio</text:p>
          </table:table-cell>
          <table:table-cell office:value-type="string" calcext:value-type="string">
            <text:p>Caparsa</text:p>
          </table:table-cell>
          <table:table-cell office:value-type="float" office:value="38.49381" calcext:value-type="float">
            <text:p>38.4938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La Gioia</text:p>
          </table:table-cell>
          <table:table-cell office:value-type="string" calcext:value-type="string">
            <text:p>Riec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800" calcext:value-type="float">
            <text:p>9800</text:p>
          </table:table-cell>
          <table:table-cell office:value-type="float" office:value="4110" calcext:value-type="float">
            <text:p>41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jeqyymsyvn7cw6kke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Gioia Toscana</text:p>
          </table:table-cell>
          <table:table-cell office:value-type="string" calcext:value-type="string">
            <text:p>Riecine</text:p>
          </table:table-cell>
          <table:table-cell office:value-type="float" office:value="43.051533" calcext:value-type="float">
            <text:p>43.0515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Il San Lorenzo</text:p>
          </table:table-cell>
          <table:table-cell office:value-type="string" calcext:value-type="string">
            <text:p>Fattoria San Lorenz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11800" calcext:value-type="float">
            <text:p>11800</text:p>
          </table:table-cell>
          <table:table-cell office:value-type="float" office:value="5050" calcext:value-type="float">
            <text:p>5050</text:p>
          </table:table-cell>
          <table:table-cell office:value-type="float" office:value="6" calcext:value-type="float">
            <text:p>6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qmvjtwd4a3qa9agzc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San Lorenzo</text:p>
          </table:table-cell>
          <table:table-cell office:value-type="string" calcext:value-type="string">
            <text:p>Fattoria San Lorenzo</text:p>
          </table:table-cell>
          <table:table-cell office:value-type="float" office:value="54.755974" calcext:value-type="float">
            <text:p>54.7559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into Fino Callejo Felix</text:p>
          </table:table-cell>
          <table:table-cell office:value-type="string" calcext:value-type="string">
            <text:p>Callej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8200" calcext:value-type="float">
            <text:p>18200</text:p>
          </table:table-cell>
          <table:table-cell office:value-type="float" office:value="8415" calcext:value-type="float">
            <text:p>8415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rbfhs6jkjb2nh5zz4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élix Callejo (Viñedos de la Familia)</text:p>
          </table:table-cell>
          <table:table-cell office:value-type="string" calcext:value-type="string">
            <text:p>Callejo</text:p>
          </table:table-cell>
          <table:table-cell office:value-type="float" office:value="42.74971" calcext:value-type="float">
            <text:p>42.7497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Ruje</text:p>
          </table:table-cell>
          <table:table-cell office:value-type="string" calcext:value-type="string">
            <text:p>Zidar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600" calcext:value-type="float">
            <text:p>8600</text:p>
          </table:table-cell>
          <table:table-cell office:value-type="float" office:value="3600" calcext:value-type="float">
            <text:p>3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5gbk2111dt3bf8xq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uje</text:p>
          </table:table-cell>
          <table:table-cell office:value-type="string" calcext:value-type="string">
            <text:p>Zidarich</text:p>
          </table:table-cell>
          <table:table-cell office:value-type="float" office:value="42.58692" calcext:value-type="float">
            <text:p>42.586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Rah XVI</text:p>
          </table:table-cell>
          <table:table-cell office:value-type="string" calcext:value-type="string">
            <text:p>Alois Lade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f5649ag93snxd5a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ah XVI</text:p>
          </table:table-cell>
          <table:table-cell office:value-type="string" calcext:value-type="string">
            <text:p>Alois Lageder</text:p>
          </table:table-cell>
          <table:table-cell office:value-type="float" office:value="38.519035" calcext:value-type="float">
            <text:p>38.51903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roldego Dolomiti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600" calcext:value-type="float">
            <text:p>3600</text:p>
          </table:table-cell>
          <table:table-cell office:value-type="float" office:value="1130" calcext:value-type="float">
            <text:p>1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ckgxjmhc2znqdfmm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Sgarzon</text:p>
          </table:table-cell>
          <table:table-cell office:value-type="string" calcext:value-type="string">
            <text:p>Foradori</text:p>
          </table:table-cell>
          <table:table-cell office:value-type="float" office:value="37.013752" calcext:value-type="float">
            <text:p>37.01375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Firsi</text:p>
          </table:table-cell>
          <table:table-cell office:value-type="string" calcext:value-type="string">
            <text:p>Kand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200" calcext:value-type="float">
            <text:p>3200</text:p>
          </table:table-cell>
          <table:table-cell office:value-type="float" office:value="940" calcext:value-type="float">
            <text:p>9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23gm1swgjh18fwv8st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Mirus</text:p>
          </table:table-cell>
          <table:table-cell office:value-type="string" calcext:value-type="string">
            <text:p>Kandlerhof</text:p>
          </table:table-cell>
          <table:table-cell office:value-type="float" office:value="38.957924" calcext:value-type="float">
            <text:p>38.9579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Gschleier von Alten Reben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4800" calcext:value-type="float">
            <text:p>4800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b4rjgxsqh9zf0h82pxms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Alte Reben Gschleier</text:p>
          </table:table-cell>
          <table:table-cell office:value-type="string" calcext:value-type="string">
            <text:p>Girlan</text:p>
          </table:table-cell>
          <table:table-cell office:value-type="float" office:value="56.00006" calcext:value-type="float">
            <text:p>56.000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Sankt Anna R </text:p>
          </table:table-cell>
          <table:table-cell office:value-type="string" calcext:value-type="string">
            <text:p>In der Eb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600" calcext:value-type="float">
            <text:p>5600</text:p>
          </table:table-cell>
          <table:table-cell office:value-type="float" office:value="2150" calcext:value-type="float">
            <text:p>2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zzktcy6drtayyf1h4g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kt Anna R Bio</text:p>
          </table:table-cell>
          <table:table-cell office:value-type="string" calcext:value-type="string">
            <text:p>Weingut In Der Eben</text:p>
          </table:table-cell>
          <table:table-cell office:value-type="float" office:value="45.359608" calcext:value-type="float">
            <text:p>45.3596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Sankt Anna R </text:p>
          </table:table-cell>
          <table:table-cell office:value-type="string" calcext:value-type="string">
            <text:p>In der Eb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600" calcext:value-type="float">
            <text:p>5600</text:p>
          </table:table-cell>
          <table:table-cell office:value-type="float" office:value="2350" calcext:value-type="float">
            <text:p>23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zzktcy6drtayyf1h4g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kt Anna R Bio</text:p>
          </table:table-cell>
          <table:table-cell office:value-type="string" calcext:value-type="string">
            <text:p>Weingut In Der Eben</text:p>
          </table:table-cell>
          <table:table-cell office:value-type="float" office:value="45.359608" calcext:value-type="float">
            <text:p>45.35960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t. Magdalener Waldgries</text:p>
          </table:table-cell>
          <table:table-cell office:value-type="string" calcext:value-type="string">
            <text:p>Gries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050" calcext:value-type="float">
            <text:p>3050</text:p>
          </table:table-cell>
          <table:table-cell office:value-type="float" office:value="990" calcext:value-type="float">
            <text:p>9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mzp9n4rvj682wbbxy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Südtirol</text:p>
          </table:table-cell>
          <table:table-cell office:value-type="string" calcext:value-type="string">
            <text:p>Muri-Gries</text:p>
          </table:table-cell>
          <table:table-cell office:value-type="float" office:value="34.67338" calcext:value-type="float">
            <text:p>34.6733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Kerner Passito Nectaris</text:p>
          </table:table-cell>
          <table:table-cell office:value-type="string" calcext:value-type="string">
            <text:p>EKG.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400" calcext:value-type="float">
            <text:p>5400</text:p>
          </table:table-cell>
          <table:table-cell office:value-type="float" office:value="2460" calcext:value-type="float">
            <text:p>2460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85fkjtk8dxsd32zjva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Passion</text:p>
          </table:table-cell>
          <table:table-cell office:value-type="string" calcext:value-type="string">
            <text:p>ELG</text:p>
          </table:table-cell>
          <table:table-cell office:value-type="float" office:value="19.983246" calcext:value-type="float">
            <text:p>19.9832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eti Manseng Le Petit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400" calcext:value-type="float">
            <text:p>7400</text:p>
          </table:table-cell>
          <table:table-cell office:value-type="float" office:value="3329" calcext:value-type="float">
            <text:p>3329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9pkd3v8xn0y8j9vbw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e Petit Bio</text:p>
          </table:table-cell>
          <table:table-cell office:value-type="string" calcext:value-type="string">
            <text:p>Manincor</text:p>
          </table:table-cell>
          <table:table-cell office:value-type="float" office:value="47.606773" calcext:value-type="float">
            <text:p>47.606773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Valmezzane</text:p>
          </table:table-cell>
          <table:table-cell office:value-type="string" calcext:value-type="string">
            <text:p>Corte S Ald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9800" calcext:value-type="float">
            <text:p>19800</text:p>
          </table:table-cell>
          <table:table-cell office:value-type="float" office:value="9900" calcext:value-type="float">
            <text:p>990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vwef8f3pfq7wtyz6e6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Valmezzane Bio</text:p>
          </table:table-cell>
          <table:table-cell office:value-type="string" calcext:value-type="string">
            <text:p>Corte Sant'Alda</text:p>
          </table:table-cell>
          <table:table-cell office:value-type="float" office:value="40.49743" calcext:value-type="float">
            <text:p>40.497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licante Nero Bio Alicante</text:p>
          </table:table-cell>
          <table:table-cell office:value-type="string" calcext:value-type="string">
            <text:p>Ampelei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8900" calcext:value-type="float">
            <text:p>8900</text:p>
          </table:table-cell>
          <table:table-cell office:value-type="float" office:value="3210" calcext:value-type="float">
            <text:p>32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h7gg46tam15g78tw5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icante Nero</text:p>
          </table:table-cell>
          <table:table-cell office:value-type="string" calcext:value-type="string">
            <text:p>Ampeleia</text:p>
          </table:table-cell>
          <table:table-cell office:value-type="float" office:value="55.21166" calcext:value-type="float">
            <text:p>55.2116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Mosconi</text:p>
          </table:table-cell>
          <table:table-cell office:value-type="string" calcext:value-type="string">
            <text:p>Paruss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28000" calcext:value-type="float">
            <text:p>28000</text:p>
          </table:table-cell>
          <table:table-cell office:value-type="float" office:value="14400" calcext:value-type="float">
            <text:p>14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kaqpmdebbbese7tp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e Coste - Mosconi</text:p>
          </table:table-cell>
          <table:table-cell office:value-type="string" calcext:value-type="string">
            <text:p>Parusso</text:p>
          </table:table-cell>
          <table:table-cell office:value-type="float" office:value="41.922455" calcext:value-type="float">
            <text:p>41.9224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anghe Doc</text:p>
          </table:table-cell>
          <table:table-cell office:value-type="string" calcext:value-type="string">
            <text:p>Giovanni Ross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7200" calcext:value-type="float">
            <text:p>7200</text:p>
          </table:table-cell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eyh399ek2817gs3m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</text:p>
          </table:table-cell>
          <table:table-cell office:value-type="string" calcext:value-type="string">
            <text:p>Giovanni Rosso</text:p>
          </table:table-cell>
          <table:table-cell office:value-type="float" office:value="46.743103" calcext:value-type="float">
            <text:p>46.74310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. Franc e Cab Sauv Poggio alle Nanne</text:p>
          </table:table-cell>
          <table:table-cell office:value-type="string" calcext:value-type="string">
            <text:p>Antinori Le Mortell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8400" calcext:value-type="float">
            <text:p>18400</text:p>
          </table:table-cell>
          <table:table-cell office:value-type="float" office:value="8100" calcext:value-type="float">
            <text:p>810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e100hm9p1fy6z0k4q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ggio Alle Nane</text:p>
          </table:table-cell>
          <table:table-cell office:value-type="string" calcext:value-type="string">
            <text:p>Le Mortelle</text:p>
          </table:table-cell>
          <table:table-cell office:value-type="float" office:value="49.76615" calcext:value-type="float">
            <text:p>49.7661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v Ris Campaner</text:p>
          </table:table-cell>
          <table:table-cell office:value-type="string" calcext:value-type="string">
            <text:p>K. Kalter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7400" calcext:value-type="float">
            <text:p>7400</text:p>
          </table:table-cell>
          <table:table-cell office:value-type="float" office:value="2910" calcext:value-type="float">
            <text:p>2910</text:p>
          </table:table-cell>
          <table:table-cell office:value-type="float" office:value="7" calcext:value-type="float">
            <text:p>7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g8terh0mgz2f03ee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Campaner</text:p>
          </table:table-cell>
          <table:table-cell office:value-type="string" calcext:value-type="string">
            <text:p>Kellerei Kaltern</text:p>
          </table:table-cell>
          <table:table-cell office:value-type="float" office:value="28.474781" calcext:value-type="float">
            <text:p>28.47478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v Kunststück</text:p>
          </table:table-cell>
          <table:table-cell office:value-type="string" calcext:value-type="string">
            <text:p>K.Kalter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5600" calcext:value-type="float">
            <text:p>156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gfzwzdavx67wsa6s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- Cabernet</text:p>
          </table:table-cell>
          <table:table-cell office:value-type="string" calcext:value-type="string">
            <text:p>Kellerei Kaltern</text:p>
          </table:table-cell>
          <table:table-cell office:value-type="float" office:value="21.800955" calcext:value-type="float">
            <text:p>21.8009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Merlot Riserva Arzio</text:p>
          </table:table-cell>
          <table:table-cell office:value-type="string" calcext:value-type="string">
            <text:p>Baron di Paul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2800" calcext:value-type="float">
            <text:p>12800</text:p>
          </table:table-cell>
          <table:table-cell office:value-type="float" office:value="5900" calcext:value-type="float">
            <text:p>5900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f7e1yb4h9wpngjrv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zio Riserva</text:p>
          </table:table-cell>
          <table:table-cell office:value-type="string" calcext:value-type="string">
            <text:p>Baron Di Pauli</text:p>
          </table:table-cell>
          <table:table-cell office:value-type="float" office:value="43.348434" calcext:value-type="float">
            <text:p>43.3484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Reif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9400" calcext:value-type="float">
            <text:p>19400</text:p>
          </table:table-cell>
          <table:table-cell office:value-type="float" office:value="5996" calcext:value-type="float">
            <text:p>5996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34.08623" calcext:value-type="float">
            <text:p>34.086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Istrice</text:p>
          </table:table-cell>
          <table:table-cell office:value-type="string" calcext:value-type="string">
            <text:p>E. Wal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9200" calcext:value-type="float">
            <text:p>9200</text:p>
          </table:table-cell>
          <table:table-cell office:value-type="float" office:value="3990" calcext:value-type="float">
            <text:p>3990</text:p>
          </table:table-cell>
          <table:table-cell office:value-type="float" office:value="7" calcext:value-type="float">
            <text:p>7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820wjbdg9fbdw0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Istrice</text:p>
          </table:table-cell>
          <table:table-cell office:value-type="string" calcext:value-type="string">
            <text:p>Elena Walch</text:p>
          </table:table-cell>
          <table:table-cell office:value-type="float" office:value="34.60315" calcext:value-type="float">
            <text:p>34.603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Kermesse</text:p>
          </table:table-cell>
          <table:table-cell office:value-type="string" calcext:value-type="string">
            <text:p>E. Wal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5800" calcext:value-type="float">
            <text:p>15800</text:p>
          </table:table-cell>
          <table:table-cell office:value-type="float" office:value="7520" calcext:value-type="float">
            <text:p>752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35.82983" calcext:value-type="float">
            <text:p>35.829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La Grola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9200" calcext:value-type="float">
            <text:p>9200</text:p>
          </table:table-cell>
          <table:table-cell office:value-type="float" office:value="3800" calcext:value-type="float">
            <text:p>3800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jzz1a8gwy6nhwq2y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Grola</text:p>
          </table:table-cell>
          <table:table-cell office:value-type="string" calcext:value-type="string">
            <text:p>Allegrini</text:p>
          </table:table-cell>
          <table:table-cell office:value-type="float" office:value="44.844982" calcext:value-type="float">
            <text:p>44.84498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Porphyr Riserva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7800" calcext:value-type="float">
            <text:p>17800</text:p>
          </table:table-cell>
          <table:table-cell office:value-type="float" office:value="8530" calcext:value-type="float">
            <text:p>8530</text:p>
          </table:table-cell>
          <table:table-cell office:value-type="float" office:value="6" calcext:value-type="float">
            <text:p>6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735096" calcext:value-type="float">
            <text:p>49.73509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Frauenrigl</text:p>
          </table:table-cell>
          <table:table-cell office:value-type="string" calcext:value-type="string">
            <text:p>Kurtats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9600" calcext:value-type="float">
            <text:p>9600</text:p>
          </table:table-cell>
          <table:table-cell office:value-type="float" office:value="3590" calcext:value-type="float">
            <text:p>359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hg6p05dtb3mt48nevbyebg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Frauenrigl</text:p>
          </table:table-cell>
          <table:table-cell office:value-type="string" calcext:value-type="string">
            <text:p>Cantina Kurtatsch</text:p>
          </table:table-cell>
          <table:table-cell office:value-type="float" office:value="41.581505" calcext:value-type="float">
            <text:p>41.58150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e Cab. Franc Altrovino Bio</text:p>
          </table:table-cell>
          <table:table-cell office:value-type="string" calcext:value-type="string">
            <text:p>Costa Toscan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1800" calcext:value-type="float">
            <text:p>118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03p5zz4keqjzzj449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Montello e Colli Asolani</text:p>
          </table:table-cell>
          <table:table-cell office:value-type="string" calcext:value-type="string">
            <text:p>Costa</text:p>
          </table:table-cell>
          <table:table-cell office:value-type="float" office:value="27.869871" calcext:value-type="float">
            <text:p>27.86987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rello Mascalese Etna Rosso DOC</text:p>
          </table:table-cell>
          <table:table-cell office:value-type="string" calcext:value-type="string">
            <text:p>Pietradolc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1800" calcext:value-type="float">
            <text:p>1180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8a911n26e40pykf8j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ello Mascalese Contrada Rampante</text:p>
          </table:table-cell>
          <table:table-cell office:value-type="string" calcext:value-type="string">
            <text:p>Pietradolce</text:p>
          </table:table-cell>
          <table:table-cell office:value-type="float" office:value="44.98011" calcext:value-type="float">
            <text:p>44.9801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Ruje</text:p>
          </table:table-cell>
          <table:table-cell office:value-type="string" calcext:value-type="string">
            <text:p>Zidari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7400" calcext:value-type="float">
            <text:p>17400</text:p>
          </table:table-cell>
          <table:table-cell office:value-type="float" office:value="8300" calcext:value-type="float">
            <text:p>830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5gbk2111dt3bf8xq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uje</text:p>
          </table:table-cell>
          <table:table-cell office:value-type="string" calcext:value-type="string">
            <text:p>Zidarich</text:p>
          </table:table-cell>
          <table:table-cell office:value-type="float" office:value="42.58692" calcext:value-type="float">
            <text:p>42.586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Rujno</text:p>
          </table:table-cell>
          <table:table-cell office:value-type="string" calcext:value-type="string">
            <text:p>Grav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6" calcext:value-type="float">
            <text:p>2006</text:p>
          </table:table-cell>
          <table:table-cell office:value-type="float" office:value="44000" calcext:value-type="float">
            <text:p>44000</text:p>
          </table:table-cell>
          <table:table-cell office:value-type="float" office:value="21000" calcext:value-type="float">
            <text:p>2100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sf0snnv0rxb9886j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ujno</text:p>
          </table:table-cell>
          <table:table-cell office:value-type="string" calcext:value-type="string">
            <text:p>Gravner</text:p>
          </table:table-cell>
          <table:table-cell office:value-type="float" office:value="46.298943" calcext:value-type="float">
            <text:p>46.2989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Mason di Mason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20200" calcext:value-type="float">
            <text:p>20200</text:p>
          </table:table-cell>
          <table:table-cell office:value-type="float" office:value="9400" calcext:value-type="float">
            <text:p>940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78jz57rmx7y4yqhq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di Mason Bio</text:p>
          </table:table-cell>
          <table:table-cell office:value-type="string" calcext:value-type="string">
            <text:p>Manincor</text:p>
          </table:table-cell>
          <table:table-cell office:value-type="float" office:value="47.52612" calcext:value-type="float">
            <text:p>47.5261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Riserva Thalerhof</text:p>
          </table:table-cell>
          <table:table-cell office:value-type="string" calcext:value-type="string">
            <text:p>Maso Thal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8800" calcext:value-type="float">
            <text:p>88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588damq0a32stxky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680</text:p>
          </table:table-cell>
          <table:table-cell office:value-type="string" calcext:value-type="string">
            <text:p>Maso Thaler</text:p>
          </table:table-cell>
          <table:table-cell office:value-type="float" office:value="43.73976" calcext:value-type="float">
            <text:p>43.7397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 Nero Riserva</text:p>
          </table:table-cell>
          <table:table-cell office:value-type="string" calcext:value-type="string">
            <text:p>Strobl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4000" calcext:value-type="float">
            <text:p>14000</text:p>
          </table:table-cell>
          <table:table-cell office:value-type="float" office:value="5530" calcext:value-type="float">
            <text:p>5530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4dg4z70315dtesvmw4ye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lektion Sepp Hanni Pinot Nero Riserva</text:p>
          </table:table-cell>
          <table:table-cell office:value-type="string" calcext:value-type="string">
            <text:p>Stroblhof</text:p>
          </table:table-cell>
          <table:table-cell office:value-type="float" office:value="38.494537" calcext:value-type="float">
            <text:p>38.49453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Mazzon</text:p>
          </table:table-cell>
          <table:table-cell office:value-type="string" calcext:value-type="string">
            <text:p>K. Gottard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0800" calcext:value-type="float">
            <text:p>10800</text:p>
          </table:table-cell>
          <table:table-cell office:value-type="float" office:value="4640" calcext:value-type="float">
            <text:p>4640</text:p>
          </table:table-cell>
          <table:table-cell office:value-type="float" office:value="7" calcext:value-type="float">
            <text:p>7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ebrh0qmjah9pq4h94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Tenuta Gottardi</text:p>
          </table:table-cell>
          <table:table-cell office:value-type="float" office:value="33.256977" calcext:value-type="float">
            <text:p>33.25697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Flora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9600" calcext:value-type="float">
            <text:p>9600</text:p>
          </table:table-cell>
          <table:table-cell office:value-type="float" office:value="3750" calcext:value-type="float">
            <text:p>3750</text:p>
          </table:table-cell>
          <table:table-cell office:value-type="float" office:value="7" calcext:value-type="float">
            <text:p>7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pmtdttdcbypask6ra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Flora</text:p>
          </table:table-cell>
          <table:table-cell office:value-type="string" calcext:value-type="string">
            <text:p>Girlan</text:p>
          </table:table-cell>
          <table:table-cell office:value-type="float" office:value="35.75501" calcext:value-type="float">
            <text:p>35.755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Trento doc extra Brut Vent</text:p>
          </table:table-cell>
          <table:table-cell office:value-type="string" calcext:value-type="string">
            <text:p>Tobli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8800" calcext:value-type="float">
            <text:p>8800</text:p>
          </table:table-cell>
          <table:table-cell office:value-type="float" office:value="4100" calcext:value-type="float">
            <text:p>410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xwg63jx5j3jzv41p6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Vent Extra Brut</text:p>
          </table:table-cell>
          <table:table-cell office:value-type="string" calcext:value-type="string">
            <text:p>Cantina Toblino</text:p>
          </table:table-cell>
          <table:table-cell office:value-type="float" office:value="33.48539" calcext:value-type="float">
            <text:p>33.4853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uvee Nova Domus Riserva</text:p>
          </table:table-cell>
          <table:table-cell office:value-type="string" calcext:value-type="string">
            <text:p>K.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4200" calcext:value-type="float">
            <text:p>14200</text:p>
          </table:table-cell>
          <table:table-cell office:value-type="float" office:value="6580" calcext:value-type="float">
            <text:p>6580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7.55487" calcext:value-type="float">
            <text:p>47.554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uvee Nova Domus Riserva</text:p>
          </table:table-cell>
          <table:table-cell office:value-type="string" calcext:value-type="string">
            <text:p>K.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4200" calcext:value-type="float">
            <text:p>14200</text:p>
          </table:table-cell>
          <table:table-cell office:value-type="float" office:value="6580" calcext:value-type="float">
            <text:p>658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7.55487" calcext:value-type="float">
            <text:p>47.554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uvee Nova Domus Riserva</text:p>
          </table:table-cell>
          <table:table-cell office:value-type="string" calcext:value-type="string">
            <text:p>K.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8000" calcext:value-type="float">
            <text:p>180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7.55487" calcext:value-type="float">
            <text:p>47.554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uvee Nova Domus Riserva</text:p>
          </table:table-cell>
          <table:table-cell office:value-type="string" calcext:value-type="string">
            <text:p>K.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18000" calcext:value-type="float">
            <text:p>180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7.55487" calcext:value-type="float">
            <text:p>47.554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uvee Nova Domus Riserva</text:p>
          </table:table-cell>
          <table:table-cell office:value-type="string" calcext:value-type="string">
            <text:p>K.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8000" calcext:value-type="float">
            <text:p>180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7.55487" calcext:value-type="float">
            <text:p>47.554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uvee Stoan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0400" calcext:value-type="float">
            <text:p>10400</text:p>
          </table:table-cell>
          <table:table-cell office:value-type="float" office:value="4480" calcext:value-type="float">
            <text:p>4480</text:p>
          </table:table-cell>
          <table:table-cell office:value-type="float" office:value="6" calcext:value-type="float">
            <text:p>6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1.821213" calcext:value-type="float">
            <text:p>31.82121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Weissburgunder Kunststück</text:p>
          </table:table-cell>
          <table:table-cell office:value-type="string" calcext:value-type="string">
            <text:p>K. Kalter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15400" calcext:value-type="float">
            <text:p>15400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jz38jc3175bb8268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</text:p>
          </table:table-cell>
          <table:table-cell office:value-type="string" calcext:value-type="string">
            <text:p>Jubiläumskellerei Kaltern</text:p>
          </table:table-cell>
          <table:table-cell office:value-type="float" office:value="25.155579" calcext:value-type="float">
            <text:p>25.15557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eissburgunder Vorberg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17500" calcext:value-type="float">
            <text:p>17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6.468582" calcext:value-type="float">
            <text:p>36.46858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eissburgunder Vorberg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7500" calcext:value-type="float">
            <text:p>17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6.468582" calcext:value-type="float">
            <text:p>36.46858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eissburgunder Vorberg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7500" calcext:value-type="float">
            <text:p>17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6.468582" calcext:value-type="float">
            <text:p>36.4685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Vitovska Vitovska </text:p>
          </table:table-cell>
          <table:table-cell office:value-type="string" calcext:value-type="string">
            <text:p>Zidari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0200" calcext:value-type="float">
            <text:p>10200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5s79cmyjcmq5k4bw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tovska</text:p>
          </table:table-cell>
          <table:table-cell office:value-type="string" calcext:value-type="string">
            <text:p>Zidarich</text:p>
          </table:table-cell>
          <table:table-cell office:value-type="float" office:value="56.021133" calcext:value-type="float">
            <text:p>56.0211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Vitovska Origine</text:p>
          </table:table-cell>
          <table:table-cell office:value-type="string" calcext:value-type="string">
            <text:p>Vodopivec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5600" calcext:value-type="float">
            <text:p>15600</text:p>
          </table:table-cell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8tgfhzehf4pngw112s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tovska</text:p>
          </table:table-cell>
          <table:table-cell office:value-type="string" calcext:value-type="string">
            <text:p>Vodopivec</text:p>
          </table:table-cell>
          <table:table-cell office:value-type="float" office:value="45.146004" calcext:value-type="float">
            <text:p>45.1460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Sophie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11600" calcext:value-type="float">
            <text:p>11600</text:p>
          </table:table-cell>
          <table:table-cell office:value-type="float" office:value="5180" calcext:value-type="float">
            <text:p>5180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7jghjn59q3qk4nxk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ophie Bio</text:p>
          </table:table-cell>
          <table:table-cell office:value-type="string" calcext:value-type="string">
            <text:p>Manincor</text:p>
          </table:table-cell>
          <table:table-cell office:value-type="float" office:value="39.26289" calcext:value-type="float">
            <text:p>39.2628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Löwengang</text:p>
          </table:table-cell>
          <table:table-cell office:value-type="string" calcext:value-type="string">
            <text:p>Laged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5200" calcext:value-type="float">
            <text:p>15200</text:p>
          </table:table-cell>
          <table:table-cell office:value-type="float" office:value="6595" calcext:value-type="float">
            <text:p>6595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34.659313" calcext:value-type="float">
            <text:p>34.6593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Löwengang</text:p>
          </table:table-cell>
          <table:table-cell office:value-type="string" calcext:value-type="string">
            <text:p>Laged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5200" calcext:value-type="float">
            <text:p>15200</text:p>
          </table:table-cell>
          <table:table-cell office:value-type="float" office:value="6595" calcext:value-type="float">
            <text:p>6595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34.659313" calcext:value-type="float">
            <text:p>34.6593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Blanc du Blanc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26000" calcext:value-type="float">
            <text:p>26000</text:p>
          </table:table-cell>
          <table:table-cell office:value-type="float" office:value="12650" calcext:value-type="float">
            <text:p>1265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2c8ryrf1nbh9jb83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Brut</text:p>
          </table:table-cell>
          <table:table-cell office:value-type="string" calcext:value-type="string">
            <text:p>Ruinart</text:p>
          </table:table-cell>
          <table:table-cell office:value-type="float" office:value="40.94729" calcext:value-type="float">
            <text:p>40.947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bolla Gialla Gravner</text:p>
          </table:table-cell>
          <table:table-cell office:value-type="string" calcext:value-type="string">
            <text:p>Grav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20800" calcext:value-type="float">
            <text:p>20800</text:p>
          </table:table-cell>
          <table:table-cell office:value-type="float" office:value="7200" calcext:value-type="float">
            <text:p>7200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9kfp30jtsgmty7rz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Gravner</text:p>
          </table:table-cell>
          <table:table-cell office:value-type="float" office:value="44.10041" calcext:value-type="float">
            <text:p>44.10041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rosecco Brut Brunei</text:p>
          </table:table-cell>
          <table:table-cell office:value-type="string" calcext:value-type="string">
            <text:p>La Torder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float" office:value="1390" calcext:value-type="float">
            <text:p>1390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f3cmc4ekb2nm02raenr8y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nei Valdobbiadene Prosecco Superiore Brut</text:p>
          </table:table-cell>
          <table:table-cell office:value-type="string" calcext:value-type="string">
            <text:p>La Tordera</text:p>
          </table:table-cell>
          <table:table-cell office:value-type="float" office:value="43.44925" calcext:value-type="float">
            <text:p>43.449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uvee Kermesse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0" calcext:value-type="float">
            <text:p>2020</text:p>
          </table:table-cell>
          <table:table-cell office:value-type="float" office:value="28000" calcext:value-type="float">
            <text:p>28000</text:p>
          </table:table-cell>
          <table:table-cell office:value-type="float" office:value="16500" calcext:value-type="float">
            <text:p>1650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52.89985" calcext:value-type="float">
            <text:p>52.8998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Kerner Praepositus</text:p>
          </table:table-cell>
          <table:table-cell office:value-type="string" calcext:value-type="string">
            <text:p>Neustift Kellerei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1" calcext:value-type="float">
            <text:p>2021</text:p>
          </table:table-cell>
          <table:table-cell office:value-type="float" office:value="14400" calcext:value-type="float">
            <text:p>14400</text:p>
          </table:table-cell>
          <table:table-cell office:value-type="float" office:value="5820" calcext:value-type="float">
            <text:p>582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bqpkdt1kxf4qvpa0e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3.6635" calcext:value-type="float">
            <text:p>33.663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Lagrein 3L Porphyr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0" calcext:value-type="float">
            <text:p>2020</text:p>
          </table:table-cell>
          <table:table-cell office:value-type="float" office:value="30400" calcext:value-type="float">
            <text:p>30400</text:p>
          </table:table-cell>
          <table:table-cell office:value-type="float" office:value="13300" calcext:value-type="float">
            <text:p>1330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5.435257" calcext:value-type="float">
            <text:p>45.4352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uvee Kermesse 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RHEOBOAM</text:p>
          </table:table-cell>
          <table:table-cell office:value-type="float" office:value="2013" calcext:value-type="float">
            <text:p>2013</text:p>
          </table:table-cell>
          <table:table-cell office:value-type="float" office:value="48000" calcext:value-type="float">
            <text:p>48000</text:p>
          </table:table-cell>
          <table:table-cell office:value-type="float" office:value="25300" calcext:value-type="float">
            <text:p>2530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52.89985" calcext:value-type="float">
            <text:p>52.899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uvee Kermesse 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RHEOBOAM</text:p>
          </table:table-cell>
          <table:table-cell office:value-type="float" office:value="2015" calcext:value-type="float">
            <text:p>2015</text:p>
          </table:table-cell>
          <table:table-cell office:value-type="float" office:value="48000" calcext:value-type="float">
            <text:p>48000</text:p>
          </table:table-cell>
          <table:table-cell office:value-type="float" office:value="27800" calcext:value-type="float">
            <text:p>2780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52.89985" calcext:value-type="float">
            <text:p>52.8998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Spumante Brut Arunda</text:p>
          </table:table-cell>
          <table:table-cell office:value-type="string" calcext:value-type="string">
            <text:p>J. Reiterer</text:p>
          </table:table-cell>
          <table:table-cell/>
          <table:table-cell office:value-type="string" calcext:value-type="string">
            <text:p>MATHUSALEM</text:p>
          </table:table-cell>
          <table:table-cell office:value-type="float" office:value="0" calcext:value-type="float">
            <text:p>0</text:p>
          </table:table-cell>
          <table:table-cell office:value-type="float" office:value="41000" calcext:value-type="float">
            <text:p>41000</text:p>
          </table:table-cell>
          <table:table-cell office:value-type="float" office:value="20520" calcext:value-type="float">
            <text:p>2052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5cy6v6qw2dt5exfpt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merican Spumante</text:p>
          </table:table-cell>
          <table:table-cell office:value-type="string" calcext:value-type="string">
            <text:p>J. Roget</text:p>
          </table:table-cell>
          <table:table-cell office:value-type="float" office:value="16.358715" calcext:value-type="float">
            <text:p>16.358715</text:p>
          </table:table-cell>
        </table:table-row>
      </table:table>
      <table:table table:name="Manual (DO NOT TOUCH)" table:style-name="ta1">
        <table:table-column table:style-name="co1" table:number-columns-repeated="14" table:default-cell-style-name="Default"/>
        <table:table-column table:style-name="co1" table:default-cell-style-name="cBool"/>
        <table:table-row table:style-name="ro7">
          <table:table-cell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</table:table-row>
        <table:table-row table:style-name="ro7">
          <table:table-cell table:formula="of:=IF(ISBLANK([.B2]); &quot;&quot;; 1)">
            <text:p/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Kerner Kontur </text:p>
          </table:table-cell>
          <table:table-cell office:value-type="string" calcext:value-type="string">
            <text:p>Rieling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200" calcext:value-type="float">
            <text:p>6200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1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3]); &quot;&quot;; 1)">
            <text:p/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Timorasso Bianco frizz Mec L'è?</text:p>
          </table:table-cell>
          <table:table-cell office:value-type="string" calcext:value-type="string">
            <text:p>Nebrai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800" calcext:value-type="float">
            <text:p>3800</text:p>
          </table:table-cell>
          <table:table-cell office:value-type="float" office:value="1300" calcext:value-type="float">
            <text:p>13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1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4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Cuvee (Ner.M-Ner. Cap) 1840</text:p>
          </table:table-cell>
          <table:table-cell office:value-type="string" calcext:value-type="string">
            <text:p>Eud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600" calcext:value-type="float">
            <text:p>8600</text:p>
          </table:table-cell>
          <table:table-cell office:value-type="float" office:value="3800" calcext:value-type="float">
            <text:p>38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5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Lagrein Riserva Perflabilis</text:p>
          </table:table-cell>
          <table:table-cell office:value-type="string" calcext:value-type="string">
            <text:p>Griesbau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3200" calcext:value-type="float">
            <text:p>13200</text:p>
          </table:table-cell>
          <table:table-cell office:value-type="float" office:value="6200" calcext:value-type="float">
            <text:p>62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6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Merlot Masseto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8000" calcext:value-type="float">
            <text:p>98000</text:p>
          </table:table-cell>
          <table:table-cell office:value-type="float" office:value="51979" calcext:value-type="float">
            <text:p>519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7]); &quot;&quot;; 1)">
            <text:p/>
          </table:table-cell>
          <table:table-cell table:number-columns-repeated="3"/>
          <table:table-cell office:value-type="string" calcext:value-type="string">
            <text:p>Spumante Arunda</text:p>
          </table:table-cell>
          <table:table-cell office:value-type="string" calcext:value-type="string">
            <text:p>Arund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0600" calcext:value-type="float">
            <text:p>10600</text:p>
          </table:table-cell>
          <table:table-cell office:value-type="float" office:value="4930" calcext:value-type="float">
            <text:p>493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4T10:02:06.391378933</dc:date>
    <meta:editing-duration>PT5S</meta:editing-duration>
    <meta:editing-cycles>1</meta:editing-cycles>
    <meta:document-statistic meta:table-count="2" meta:cell-count="4431" meta:object-count="0"/>
    <meta:generator>LibreOffice/7.3.7.2$Linux_X86_64 LibreOffice_project/30$Build-2</meta:generator>
  </office:meta>
</office:document-meta>
</file>